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margin-top="0.529cm" fo:margin-bottom="0cm" fo:line-height="100%" text:enable-numbering="false" fo:text-indent="0cm" style:punctuation-wrap="hanging" style:line-break="stric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margin-top="0.211cm" fo:margin-bottom="0cm" fo:line-height="100%" text:enable-numbering="true" fo:text-indent="0cm" style:punctuation-wrap="hanging" style:line-break="strict"/>
    </style:style>
    <style:style style:name="P6" style:family="paragraph">
      <style:paragraph-properties fo:margin-left="0cm" fo:margin-right="0cm" fo:margin-top="0cm" fo:margin-bottom="0cm" fo:line-height="100%" text:enable-numbering="false" fo:text-indent="0cm" style:punctuation-wrap="simple" style:line-break="normal"/>
    </style:style>
    <style:style style:name="P7" style:family="paragraph">
      <style:paragraph-properties fo:margin-left="0cm" fo:margin-right="0cm" fo:line-height="140%" text:enable-numbering="false" fo:text-indent="0cm" style:punctuation-wrap="hanging" style:line-break="strict"/>
    </style:style>
    <style:style style:name="P8" style:family="paragraph">
      <style:paragraph-properties fo:margin-left="0cm" fo:margin-right="0cm" fo:line-height="100%" text:enable-numbering="false" fo:text-indent="0cm" style:punctuation-wrap="simple" style:line-break="normal"/>
    </style:style>
    <style:style style:name="P9" style:family="paragraph">
      <style:paragraph-properties fo:margin-left="0cm" fo:margin-right="0cm" fo:margin-top="0.176cm" fo:margin-bottom="0cm" fo:line-height="90%" text:enable-numbering="false" fo:text-indent="0cm" style:punctuation-wrap="hanging" style:line-break="strict"/>
    </style:style>
    <style:style style:name="P10" style:family="paragraph">
      <style:paragraph-properties fo:margin-left="0cm" fo:margin-right="0cm" fo:margin-top="0.176cm" fo:margin-bottom="0cm" fo:line-height="90%" text:enable-numbering="true" fo:text-indent="0cm" style:punctuation-wrap="hanging" style:line-break="strict"/>
    </style:style>
    <style:style style:name="P11" style:family="paragraph">
      <style:paragraph-properties fo:margin-left="1.27cm" fo:margin-right="0cm" fo:margin-top="0cm" fo:margin-bottom="0cm" fo:line-height="100%" fo:text-align="start" text:enable-numbering="false" fo:text-indent="0cm" style:punctuation-wrap="hanging" style:line-break="strict" style:writing-mode="lr-tb"/>
    </style:style>
    <style:style style:name="P12" style:family="paragraph">
      <style:paragraph-properties fo:margin-left="0cm" fo:margin-right="0cm" fo:margin-top="0cm" fo:margin-bottom="0cm" fo:line-height="100%" text:enable-numbering="false" fo:text-indent="0cm" style:punctuation-wrap="simple" style:line-break="normal" style:writing-mode="lr-tb"/>
    </style:style>
    <style:style style:name="P13" style:family="paragraph">
      <style:paragraph-properties fo:margin-left="0cm" fo:margin-right="0cm" fo:margin-top="0.141cm" fo:margin-bottom="0cm" fo:line-height="100%" text:enable-numbering="true" fo:text-indent="0cm" style:punctuation-wrap="hanging" style:line-break="strict"/>
    </style:style>
    <style:style style:name="P14" style:family="paragraph">
      <style:paragraph-properties fo:margin-left="0cm" fo:margin-right="0cm" fo:margin-top="0.141cm" fo:margin-bottom="0cm" fo:line-height="100%" text:enable-numbering="false" fo:text-indent="0cm" style:punctuation-wrap="hanging" style:line-break="strict"/>
    </style:style>
    <style:style style:name="P15" style:family="paragraph">
      <style:paragraph-properties fo:margin-left="0cm" fo:margin-right="0cm" fo:margin-top="0.282cm" fo:margin-bottom="0cm" fo:line-height="100%" text:enable-numbering="false" fo:text-indent="0cm" style:punctuation-wrap="hanging" style:line-break="strict"/>
    </style:style>
    <style:style style:name="P16" style:family="paragraph">
      <style:paragraph-properties fo:margin-left="0cm" fo:margin-right="0cm" fo:margin-top="0.176cm" fo:margin-bottom="0cm" fo:line-height="100%" text:enable-numbering="true" fo:text-indent="0cm" style:punctuation-wrap="hanging" style:line-break="strict"/>
    </style:style>
    <style:style style:name="P17" style:family="paragraph">
      <style:paragraph-properties fo:margin-left="0cm" fo:margin-right="0cm" fo:line-height="100%" text:enable-numbering="false" fo:text-indent="0cm" style:punctuation-wrap="hanging" style:line-break="strict"/>
    </style:style>
    <style:style style:name="T1" style:family="text">
      <style:text-properties fo:language="en" fo:country="GB"/>
    </style:style>
    <style:style style:name="T2" style:family="text">
      <style:text-properties fo:font-size="27pt" fo:language="en" fo:country="GB" style:font-size-asian="27pt" style:font-size-complex="27pt"/>
    </style:style>
    <style:style style:name="T3" style:family="text">
      <style:text-properties fo:font-family="" style:font-pitch="variable" fo:font-size="27pt" fo:language="en" fo:country="GB" style:font-size-asian="27pt" style:font-size-complex="27pt"/>
    </style:style>
    <style:style style:name="T4" style:family="text">
      <style:text-properties fo:color="#003399" fo:font-size="27pt" fo:language="en" fo:country="GB" style:font-size-asian="27pt" style:font-size-complex="27pt"/>
    </style:style>
    <style:style style:name="T5" style:family="text">
      <style:text-properties fo:font-family="" style:font-pitch="variable" fo:font-size="20pt" fo:language="en" fo:country="GB" style:font-size-asian="20pt" style:font-size-complex="20pt"/>
    </style:style>
    <style:style style:name="T6" style:family="text">
      <style:text-properties fo:font-size="20pt" fo:language="en" fo:country="GB" style:font-size-asian="20pt" style:font-size-complex="20pt"/>
    </style:style>
    <style:style style:name="T7" style:family="text">
      <style:text-properties fo:color="#990000" style:text-line-through-style="none" style:text-position="0% 100%" fo:font-family="'Times New Roman'" style:font-family-generic="roman" style:font-pitch="variable" fo:font-size="24pt" fo:language="en" fo:country="GB"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T8"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T9" style:family="text">
      <style:text-properties fo:font-size="16pt" fo:language="en" fo:country="GB" style:font-size-asian="16pt" style:font-size-complex="16pt"/>
    </style:style>
    <style:style style:name="T10" style:family="text">
      <style:text-properties fo:font-family="Arial" style:font-family-generic="swiss" style:font-pitch="variable" fo:font-size="32pt" fo:language="en" fo:country="GB" fo:text-shadow="1pt 1pt" style:font-family-asian="新細明體" style:font-family-generic-asian="roman" style:font-pitch-asian="variable" style:font-size-asian="32pt" style:font-family-complex="新細明體" style:font-family-generic-complex="roman" style:font-pitch-complex="variable" style:font-size-complex="32pt"/>
    </style:style>
    <style:style style:name="T11" style:family="text">
      <style:text-properties fo:font-size="32pt" fo:language="en" fo:country="GB" style:font-size-asian="32pt" style:font-size-complex="32pt"/>
    </style:style>
    <style:style style:name="T12" style:family="text">
      <style:text-properties fo:font-family="" style:font-pitch="variable" fo:language="en" fo:country="GB"/>
    </style:style>
    <style:style style:name="T13" style:family="text">
      <style:text-properties fo:color="#003399" fo:language="en" fo:country="GB"/>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033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99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Wingdings" style:font-pitch="variable" style:font-charset="x-symbol" fo:color="#ccccff" fo:font-size="9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3" draw:layer="layout" svg:width="19.474cm" svg:height="8.918cm" svg:x="2.963cm" svg:y="5.715cm">
          <text:p text:style-name="P1"><text:span text:style-name="T1">You install IIS on a Windows 95 machine and want to use Index Server, what do you need to do?</text:span></text:p>
          <text:p text:style-name="P1"><text:span text:style-name="T1"/></text:p>
          <text:p text:style-name="P1"><text:span text:style-name="T1">A.Upgrade to Windows NT Server.</text:span></text:p>
          <text:p text:style-name="P1"><text:span text:style-name="T1">B.Upgrade to Windows NT Workstation</text:span></text:p>
          <text:p text:style-name="P1"><text:span text:style-name="T1">C.Upgrade to Windows 98.</text:span></text:p>
          <text:p text:style-name="P1"><text:span text:style-name="T1">D.Do nothing.</text:span></text:p>
          <text:p text:style-name="P2"><text:span text:style-name="T1"/></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draw:frame presentation:style-name="pr1" draw:text-style-name="P4" draw:layer="layout" svg:width="13.966cm" svg:height="11.428cm" svg:x="2.54cm" svg:y="12.065cm" presentation:class="notes" presentation:placeholder="true">
            <draw:text-box/>
          </draw:frame>
        </presentation:notes>
      </draw:page>
      <draw:page draw:name="page2" draw:style-name="dp3" draw:master-page-name="Default">
        <draw:custom-shape draw:style-name="gr1" draw:text-style-name="P3" draw:layer="layout" svg:width="23.102cm" svg:height="25.618cm" svg:x="6.112cm" svg:y="5.653cm">
          <text:list text:style-name="L1">
            <text:list-item>
              <text:p text:style-name="P1"><text:span text:style-name="T2">If you secure the access to a web page using SSL how must you change the URL in order to access the secured page? </text:span></text:p>
            </text:list-item>
          </text:list>
          <text:list text:style-name="L1">
            <text:list-item>
              <text:p text:style-name="P1"><text:span text:style-name="T2"/></text:p>
            </text:list-item>
          </text:list>
          <text:list text:style-name="L1">
            <text:list-item>
              <text:p text:style-name="P1"><text:span text:style-name="T2">A. https:// </text:span></text:p>
            </text:list-item>
          </text:list>
          <text:list text:style-name="L1">
            <text:list-item>
              <text:p text:style-name="P1"><text:span text:style-name="T2"/></text:p>
            </text:list-item>
          </text:list>
          <text:list text:style-name="L1">
            <text:list-item>
              <text:p text:style-name="P1"><text:span text:style-name="T2">B. httpssl:// </text:span></text:p>
            </text:list-item>
          </text:list>
          <text:list text:style-name="L1">
            <text:list-item>
              <text:p text:style-name="P1"><text:span text:style-name="T2"/></text:p>
            </text:list-item>
          </text:list>
          <text:list text:style-name="L1">
            <text:list-item>
              <text:p text:style-name="P1"><text:span text:style-name="T2">C. http://</text:span></text:p>
            </text:list-item>
          </text:list>
          <text:list text:style-name="L2">
            <text:list-item>
              <text:p text:style-name="P5"><text:span text:style-name="T3">一个大院子里住了</text:span><text:span text:style-name="T3">50</text:span><text:span text:style-name="T3">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3">49</text:span><text:span text:style-name="T3">家的狗是不是生病，单独看自己的狗是看不出来的）</text:span><text:span text:style-name="T3"><text:line-break/></text:span><text:span text:style-name="T3">第一天没有枪声，第二天还是没有枪声，第三天传出一阵枪声，问有多少条狗被枪杀。</text:span><text:span text:style-name="T2"> </text:span></text:p>
            </text:list-item>
          </text:list>
          <text:list text:style-name="L1">
            <text:list-item>
              <text:p text:style-name="P6"><text:span text:style-name="T2"/></text:p>
            </text:list-item>
          </text:list>
          <text:list text:style-name="L1">
            <text:list-item>
              <text:p text:style-name="P6"><text:span text:style-name="T2"/></text:p>
            </text:list-item>
          </text:list>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2"/>
          <draw:frame presentation:style-name="pr1" draw:text-style-name="P4" draw:layer="layout" svg:width="13.966cm" svg:height="11.428cm" svg:x="2.54cm" svg:y="12.065cm" presentation:class="notes" presentation:placeholder="true">
            <draw:text-box/>
          </draw:frame>
        </presentation:notes>
      </draw:page>
      <draw:page draw:name="page3" draw:style-name="dp3" draw:master-page-name="Default">
        <draw:custom-shape draw:style-name="gr1" draw:text-style-name="P3" draw:layer="layout" svg:width="23.799cm" svg:height="11.691cm" svg:x="2.099cm" svg:y="5.133cm">
          <text:p text:style-name="P1"><text:span text:style-name="T2">Susan logs onto a sensitive web site and it is set up to use Basic Authentication. What is Encrypted? </text:span></text:p>
          <text:p text:style-name="P1"><text:span text:style-name="T2"/></text:p>
          <text:p text:style-name="P1"><text:span text:style-name="T2">A. Password and Data are encrypted </text:span></text:p>
          <text:p text:style-name="P1"><text:span text:style-name="T2"/></text:p>
          <text:p text:style-name="P1"><text:span text:style-name="T2">B. Password is encrypted, Data isn't </text:span></text:p>
          <text:p text:style-name="P1"><text:span text:style-name="T2"/></text:p>
          <text:p text:style-name="P1"><text:span text:style-name="T2">C. Data is encrypted, Password isn't </text:span></text:p>
          <text:p text:style-name="P1"><text:span text:style-name="T2"/></text:p>
          <text:p text:style-name="P1"><text:span text:style-name="T2">D. Neither Password Nor data</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3"/>
          <draw:frame presentation:style-name="pr1" draw:text-style-name="P4" draw:layer="layout" svg:width="13.966cm" svg:height="11.428cm" svg:x="2.54cm" svg:y="12.065cm" presentation:class="notes" presentation:placeholder="true">
            <draw:text-box/>
          </draw:frame>
        </presentation:notes>
      </draw:page>
      <draw:page draw:name="page4" draw:style-name="dp3" draw:master-page-name="Default">
        <draw:custom-shape draw:style-name="gr1" draw:text-style-name="P3" draw:layer="layout" svg:width="24.033cm" svg:height="7.119cm" svg:x="2.333cm" svg:y="5.6cm">
          <text:p text:style-name="P1"><text:span text:style-name="T2">You setup a FTP site and setup a virtual directory and set the listing to UNIX. Afterwards not all users can access it. why?</text:span></text:p>
          <text:p text:style-name="P1"><text:span text:style-name="T2"><text:s/></text:span></text:p>
          <text:p text:style-name="P1"><text:span text:style-name="T2">A. Assign NTFS rights</text:span></text:p>
          <text:p text:style-name="P1"><text:span text:style-name="T2"/></text:p>
          <text:p text:style-name="P1"><text:span text:style-name="T2">B. Set listing style to MS-DOS</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
          <draw:frame presentation:style-name="pr1" draw:text-style-name="P4" draw:layer="layout" svg:width="13.966cm" svg:height="11.428cm" svg:x="2.54cm" svg:y="12.065cm" presentation:class="notes" presentation:placeholder="true">
            <draw:text-box/>
          </draw:frame>
        </presentation:notes>
      </draw:page>
      <draw:page draw:name="page5" draw:style-name="dp3" draw:master-page-name="Default">
        <draw:custom-shape draw:style-name="gr1" draw:text-style-name="P3" draw:layer="layout" svg:width="24.267cm" svg:height="17.862cm" svg:x="2.566cm" svg:y="3.466cm">
          <text:p text:style-name="P7"><text:span text:style-name="T2">电源过渡状态： <text:s text:c="7"/>上电复位与欠压复位</text:span></text:p>
          <text:p text:style-name="P7"><text:span text:style-name="T4">防止程序运行失常：监视定时器</text:span><text:span text:style-name="T4">(Watch Dog Timer)</text:span></text:p>
          <text:p text:style-name="P7"><text:span text:style-name="T2">数据保护： <text:s text:c="15"/>非易失性</text:span><text:span text:style-name="T2">RAM</text:span></text:p>
          <text:p text:style-name="P7"><text:span text:style-name="T4">复位时序： <text:s text:c="15"/>外围先复位，</text:span></text:p>
          <text:p text:style-name="P7"><text:span text:style-name="T4"><text:s text:c="36"/></text:span><text:span text:style-name="T4">延时后进入外围器件的初始化</text:span></text:p>
          <text:p text:style-name="P8"><text:span text:style-name="T2">Your Domain name is currently set to one of you subsidiaries, How do you get SMTP mail to appear it is coming from your real companies domain? </text:span></text:p>
          <text:p text:style-name="P8"><text:span text:style-name="T2"/></text:p>
          <text:p text:style-name="P8"><text:span text:style-name="T2">A. Masquerade domain * </text:span></text:p>
          <text:p text:style-name="P8"><text:span text:style-name="T2">B. Smart host header </text:span></text:p>
          <text:p text:style-name="P8"><text:span text:style-name="T2">C. Domain name change</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5"/>
          <draw:frame presentation:style-name="pr1" draw:text-style-name="P4" draw:layer="layout" svg:width="13.966cm" svg:height="11.428cm" svg:x="2.54cm" svg:y="12.065cm" presentation:class="notes" presentation:placeholder="true">
            <draw:text-box/>
          </draw:frame>
        </presentation:notes>
      </draw:page>
      <draw:page draw:name="page6" draw:style-name="dp3" draw:master-page-name="Default">
        <draw:custom-shape draw:style-name="gr1" draw:text-style-name="P3" draw:layer="layout" svg:width="24.267cm" svg:height="20.452cm" svg:x="2.099cm" svg:y="-1.266cm">
          <text:list text:style-name="L1">
            <text:list-item>
              <text:p text:style-name="P1"><text:span text:style-name="T2">You set up expiration policy on NNTP for 7days or when it reaches 500MB for all notes, when does it expire?</text:span></text:p>
            </text:list-item>
          </text:list>
          <text:list text:style-name="L1">
            <text:list-item>
              <text:p text:style-name="P1"><text:span text:style-name="T2"/></text:p>
            </text:list-item>
          </text:list>
          <text:list text:style-name="L1">
            <text:list-item>
              <text:p text:style-name="P1"><text:span text:style-name="T2">A. If file exceeds the particular size, the oldest documents delete regardless of age. </text:span></text:p>
            </text:list-item>
          </text:list>
          <text:list text:style-name="L1">
            <text:list-item>
              <text:p text:style-name="P1"><text:span text:style-name="T2"/></text:p>
            </text:list-item>
          </text:list>
          <text:list text:style-name="L1">
            <text:list-item>
              <text:p text:style-name="P1"><text:span text:style-name="T2">B. If a document hits 7 days, it deletes regardless of size.</text:span></text:p>
            </text:list-item>
          </text:list>
          <text:list text:style-name="L1">
            <text:list-item>
              <text:p text:style-name="P1"><text:span text:style-name="T2"/></text:p>
            </text:list-item>
          </text:list>
          <text:list text:style-name="L2">
            <text:list-item>
              <text:p text:style-name="P9"><text:span text:style-name="T5">发生在大女子主义村子里，有</text:span><text:span text:style-name="T5">50 </text:span><text:span text:style-name="T5">对夫妇</text:span></text:p>
            </text:list-item>
          </text:list>
          <text:list text:style-name="L2">
            <text:list-item>
              <text:p text:style-name="P10"><text:span text:style-name="T5">每个女人在别人的丈夫对妻子不忠实时会立即知道，但从来不知道自己的丈夫如何。</text:span></text:p>
            </text:list-item>
          </text:list>
          <text:list text:style-name="L2">
            <text:list-item>
              <text:p text:style-name="P10"><text:span text:style-name="T5">该村严格的大女子主义章程要求，如果一个女人能够证明她的丈夫不忠实，她必须在当天杀死他。</text:span></text:p>
            </text:list-item>
          </text:list>
          <text:list text:style-name="L2">
            <text:list-item>
              <text:p text:style-name="P10"><text:span text:style-name="T5">又假定女人们是赞同这一章程的、聪明的、能意识到别的妇女的聪明、并且很仁慈，即她们从不向那些丈夫不忠实的妇女通风报信。</text:span></text:p>
            </text:list-item>
          </text:list>
          <text:list text:style-name="L2">
            <text:list-item>
              <text:p text:style-name="P10"><text:span text:style-name="T5">假定发生了这样的事：所有这</text:span><text:span text:style-name="T5">50</text:span><text:span text:style-name="T5">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10"><text:span text:style-name="T6">问：这个村子里多少男人会遭受面顶之灾</text:span><text:span text:style-name="T6">?</text:span></text:p>
            </text:list-item>
          </text:list>
          <text:list text:style-name="L1">
            <text:list-item>
              <text:p text:style-name="P6"><text:span text:style-name="T6"/></text:p>
            </text:list-item>
          </text:list>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6"/>
          <draw:frame presentation:style-name="pr1" draw:text-style-name="P4" draw:layer="layout" svg:width="13.966cm" svg:height="11.428cm" svg:x="2.54cm" svg:y="12.065cm" presentation:class="notes" presentation:placeholder="true">
            <draw:text-box/>
          </draw:frame>
        </presentation:notes>
      </draw:page>
      <draw:page draw:name="page7" draw:style-name="dp3" draw:master-page-name="Default">
        <draw:custom-shape draw:style-name="gr1" draw:text-style-name="P3" draw:layer="layout" svg:width="23.336cm" svg:height="19.005cm" svg:x="2.8cm" svg:y="2.346cm">
          <text:p text:style-name="P7"><text:span text:style-name="T2">电源过渡状态： <text:s text:c="7"/>上电复位与欠压复位</text:span></text:p>
          <text:p text:style-name="P7"><text:span text:style-name="T4">防止程序运行失常：监视定时器</text:span><text:span text:style-name="T4">(Watch Dog Timer)</text:span></text:p>
          <text:p text:style-name="P7"><text:span text:style-name="T2">数据保护： <text:s text:c="15"/>非易失性</text:span><text:span text:style-name="T2">RAM</text:span></text:p>
          <text:p text:style-name="P7"><text:span text:style-name="T4">复位时序： <text:s text:c="15"/>外围先复位，</text:span></text:p>
          <text:p text:style-name="P7"><text:span text:style-name="T4"><text:s text:c="36"/></text:span><text:span text:style-name="T4">延时后进入外围器件的初始化</text:span></text:p>
          <text:p text:style-name="P8"><text:span text:style-name="T2">What is the easiest way to find how many 32K objects have HTML extensions? </text:span></text:p>
          <text:p text:style-name="P8"><text:span text:style-name="T2"/></text:p>
          <text:p text:style-name="P8"><text:span text:style-name="T2">A. Import a log file to an excel spread sheet</text:span></text:p>
          <text:p text:style-name="P8"><text:span text:style-name="T2">B. Site Server *</text:span></text:p>
          <text:p text:style-name="P8"><text:span text:style-name="T2">C. Use NT Explorer to search the web site DIR</text:span></text:p>
          <text:p text:style-name="P8"><text:span text:style-name="T2">D. Use FTP</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7"/>
          <draw:frame presentation:style-name="pr1" draw:text-style-name="P4" draw:layer="layout" svg:width="13.966cm" svg:height="11.428cm" svg:x="2.54cm" svg:y="12.065cm" presentation:class="notes" presentation:placeholder="true">
            <draw:text-box/>
          </draw:frame>
        </presentation:notes>
      </draw:page>
      <draw:page draw:name="page8" draw:style-name="dp3" draw:master-page-name="Default">
        <draw:custom-shape draw:style-name="gr1" draw:text-style-name="P3" draw:layer="layout" svg:width="23.103cm" svg:height="13.977cm" svg:x="2.8cm" svg:y="4.899cm">
          <text:p text:style-name="P1"><text:span text:style-name="T2">You want to get the most performance out of your IIS server. What is the best way to secure sensitive directories? </text:span></text:p>
          <text:p text:style-name="P1"><text:span text:style-name="T2"/></text:p>
          <text:p text:style-name="P1"><text:span text:style-name="T2">A. enable SSL only when required</text:span></text:p>
          <text:p text:style-name="P1"><text:span text:style-name="T2"/></text:p>
          <text:p text:style-name="P1"><text:span text:style-name="T2">B. Enable SSL all the time </text:span></text:p>
          <text:p text:style-name="P1"><text:span text:style-name="T2"/></text:p>
          <text:p text:style-name="P1"><text:span text:style-name="T2">C. use the client certificate </text:span></text:p>
          <text:p text:style-name="P1"><text:span text:style-name="T2"/></text:p>
          <text:p text:style-name="P1"><text:span text:style-name="T2">D. move SSL directories to a separate PC</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8"/>
          <draw:frame presentation:style-name="pr1" draw:text-style-name="P4" draw:layer="layout" svg:width="13.966cm" svg:height="11.428cm" svg:x="2.54cm" svg:y="12.065cm" presentation:class="notes" presentation:placeholder="true">
            <draw:text-box/>
          </draw:frame>
        </presentation:notes>
      </draw:page>
      <draw:page draw:name="page9" draw:style-name="dp3" draw:master-page-name="Default">
        <draw:custom-shape draw:style-name="gr1" draw:text-style-name="P3" draw:layer="layout" svg:width="23.336cm" svg:height="15.755cm" svg:x="2.8cm" svg:y="5.031cm">
          <text:list text:style-name="L4">
            <text:list-item>
              <text:list>
                <text:list-item>
                  <text:p text:style-name="P11"><text:span text:style-name="T7">虚拟存储器</text:span><text:span text:style-name="T8">是程序可以占有的空间，它的大小由</text:span><text:span text:style-name="T8">CPU</text:span><text:span text:style-name="T8">的体系结构确定，实际上这个空间是由磁盘等外部存储器的支持来实现</text:span><text:span text:style-name="T7">80386</text:span><text:span text:style-name="T7">的虚拟存储器空间为</text:span></text:p>
                </text:list-item>
              </text:list>
            </text:list-item>
          </text:list>
          <text:list text:style-name="L1">
            <text:list-item>
              <text:list>
                <text:list-item>
                  <text:p text:style-name="P11"><text:span text:style-name="T8"><text:s text:c="18"/></text:span></text:p>
                </text:list-item>
              </text:list>
            </text:list-item>
          </text:list>
          <text:list text:style-name="L1">
            <text:list-item>
              <text:p text:style-name="P12"><text:span text:style-name="T2">You set up a web site on your intranet. Clients use different browsers. When some clients try to access pages they receive an error message like "Error 401.2,Browser does not support required encryption method..." ,which is the most probably reason? </text:span></text:p>
            </text:list-item>
          </text:list>
          <text:list text:style-name="L1">
            <text:list-item>
              <text:p text:style-name="P12"><text:span text:style-name="T2"/></text:p>
            </text:list-item>
          </text:list>
          <text:list text:style-name="L1">
            <text:list-item>
              <text:p text:style-name="P12"><text:span text:style-name="T2">A.Browser does not support SSL </text:span></text:p>
            </text:list-item>
          </text:list>
          <text:list text:style-name="L1">
            <text:list-item>
              <text:p text:style-name="P12"><text:span text:style-name="T2"/></text:p>
            </text:list-item>
          </text:list>
          <text:list text:style-name="L1">
            <text:list-item>
              <text:p text:style-name="P12"><text:span text:style-name="T2">B.Site using NT Challenge/Response authentication method </text:span></text:p>
            </text:list-item>
          </text:list>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9"/>
          <draw:frame presentation:style-name="pr1" draw:text-style-name="P4" draw:layer="layout" svg:width="13.966cm" svg:height="11.428cm" svg:x="2.54cm" svg:y="12.065cm" presentation:class="notes" presentation:placeholder="true">
            <draw:text-box/>
          </draw:frame>
        </presentation:notes>
      </draw:page>
      <draw:page draw:name="page10" draw:style-name="dp3" draw:master-page-name="Default">
        <draw:custom-shape draw:style-name="gr1" draw:text-style-name="P3" draw:layer="layout" svg:width="22.869cm" svg:height="23.577cm" svg:x="3.034cm" svg:y="-1.014cm">
          <text:p text:style-name="P7"><text:span text:style-name="T2">电源过渡状态： <text:s text:c="7"/>上电复位与欠压复位</text:span></text:p>
          <text:p text:style-name="P7"><text:span text:style-name="T4">防止程序运行失常：监视定时器</text:span><text:span text:style-name="T4">(Watch Dog Timer)</text:span></text:p>
          <text:p text:style-name="P7"><text:span text:style-name="T2">数据保护： <text:s text:c="15"/>非易失性</text:span><text:span text:style-name="T2">RAM</text:span></text:p>
          <text:p text:style-name="P7"><text:span text:style-name="T4">复位时序： <text:s text:c="15"/>外围先复位，</text:span></text:p>
          <text:p text:style-name="P7"><text:span text:style-name="T4"><text:s text:c="36"/></text:span><text:span text:style-name="T4">延时后进入外围器件的初始化</text:span></text:p>
          <text:p text:style-name="P8"><text:span text:style-name="T2">You want to download a copy of your web site to your laptop computer. You want to include only the files that are on the directory structure and that are currently referred by a NT HTML file on your web site. What do you do?</text:span></text:p>
          <text:p text:style-name="P8"><text:span text:style-name="T2"/></text:p>
          <text:p text:style-name="P8"><text:span text:style-name="T2">A. Copy the files using the MS site Server Express mapping the URL </text:span></text:p>
          <text:p text:style-name="P8"><text:span text:style-name="T2">B. Copy the files using the FTP Service</text:span></text:p>
          <text:p text:style-name="P8"><text:span text:style-name="T2">C. Copy the files using the MS Site Express mapping the file system</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0"/>
          <draw:frame presentation:style-name="pr1" draw:text-style-name="P4" draw:layer="layout" svg:width="13.966cm" svg:height="11.428cm" svg:x="2.54cm" svg:y="12.065cm" presentation:class="notes" presentation:placeholder="true">
            <draw:text-box/>
          </draw:frame>
        </presentation:notes>
      </draw:page>
      <draw:page draw:name="page11" draw:style-name="dp3" draw:master-page-name="Default">
        <draw:custom-shape draw:style-name="gr1" draw:text-style-name="P3" draw:layer="layout" svg:width="21.7cm" svg:height="8.262cm" svg:x="2.8cm" svg:y="5.6cm">
          <text:p text:style-name="P1"><text:span text:style-name="T2">You have 500 MB Corpus. how much free disk space does index server require to index? </text:span></text:p>
          <text:p text:style-name="P1"><text:span text:style-name="T2"/></text:p>
          <text:p text:style-name="P1"><text:span text:style-name="T2">A. 200 MB </text:span></text:p>
          <text:p text:style-name="P1"><text:span text:style-name="T2">B. 400MB</text:span></text:p>
          <text:p text:style-name="P1"><text:span text:style-name="T2">C. 500MB</text:span></text:p>
          <text:p text:style-name="P1"><text:span text:style-name="T2">D. 1000MB</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1"/>
          <draw:frame presentation:style-name="pr1" draw:text-style-name="P4" draw:layer="layout" svg:width="13.966cm" svg:height="11.428cm" svg:x="2.54cm" svg:y="12.065cm" presentation:class="notes" presentation:placeholder="true">
            <draw:text-box/>
          </draw:frame>
        </presentation:notes>
      </draw:page>
      <draw:page draw:name="page12" draw:style-name="dp3" draw:master-page-name="Default">
        <draw:custom-shape draw:style-name="gr1" draw:text-style-name="P3" draw:layer="layout" svg:width="23.799cm" svg:height="11.691cm" svg:x="2.8cm" svg:y="5.133cm">
          <text:p text:style-name="P1"><text:span text:style-name="T2">What should you do so that users can run both the ISAPI applications and the CGI scripts?</text:span></text:p>
          <text:p text:style-name="P1"><text:span text:style-name="T2"/></text:p>
          <text:p text:style-name="P1"><text:span text:style-name="T2">A. stop and start the WWW service</text:span></text:p>
          <text:p text:style-name="P1"><text:span text:style-name="T2">B. stop and start the MMC</text:span></text:p>
          <text:p text:style-name="P1"><text:span text:style-name="T2">C. In ISM, assign Read access permissions for the Scripts virtual directory</text:span></text:p>
          <text:p text:style-name="P1"><text:span text:style-name="T2">D. In ISM, assign Execute permissions for the wwwroot directory</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2"/>
          <draw:frame presentation:style-name="pr1" draw:text-style-name="P4" draw:layer="layout" svg:width="13.966cm" svg:height="11.428cm" svg:x="2.54cm" svg:y="12.065cm" presentation:class="notes" presentation:placeholder="true">
            <draw:text-box/>
          </draw:frame>
        </presentation:notes>
      </draw:page>
      <draw:page draw:name="page13" draw:style-name="dp3" draw:master-page-name="Default">
        <draw:custom-shape draw:style-name="gr1" draw:text-style-name="P3" draw:layer="layout" svg:width="23.332cm" svg:height="11.691cm" svg:x="3.034cm" svg:y="5.367cm">
          <text:p text:style-name="P1"><text:span text:style-name="T2">you have virtual directories on 4 server. you need a summary of images. <text:s/>What do you use?</text:span></text:p>
          <text:p text:style-name="P1"><text:span text:style-name="T2"/></text:p>
          <text:p text:style-name="P1"><text:span text:style-name="T2">A. Index server</text:span></text:p>
          <text:p text:style-name="P1"><text:span text:style-name="T2"/></text:p>
          <text:p text:style-name="P1"><text:span text:style-name="T2">B. ISM</text:span></text:p>
          <text:p text:style-name="P1"><text:span text:style-name="T2"/></text:p>
          <text:p text:style-name="P1"><text:span text:style-name="T2">C. NT Explorer</text:span></text:p>
          <text:p text:style-name="P1"><text:span text:style-name="T2"/></text:p>
          <text:p text:style-name="P1"><text:span text:style-name="T2">D. Site Server Express Content Analyzer</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3"/>
          <draw:frame presentation:style-name="pr1" draw:text-style-name="P4" draw:layer="layout" svg:width="13.966cm" svg:height="11.428cm" svg:x="2.54cm" svg:y="12.065cm" presentation:class="notes" presentation:placeholder="true">
            <draw:text-box/>
          </draw:frame>
        </presentation:notes>
      </draw:page>
      <draw:page draw:name="page14" draw:style-name="dp1" draw:master-page-name="Default">
        <draw:custom-shape draw:style-name="gr1" draw:text-style-name="P3" draw:layer="layout" svg:width="52.763cm" svg:height="18.728cm" svg:x="1.058cm" svg:y="0.847cm">
          <text:list text:style-name="L1">
            <text:list-item>
              <text:p text:style-name="P13"><text:span text:style-name="T9">总体形势好：人才高地战略（柔性流动）</text:span><text:span text:style-name="T9">/</text:span><text:span text:style-name="T9">经济发展迅速</text:span><text:span text:style-name="T9">/</text:span><text:span text:style-name="T9">三资、</text:span><text:span text:style-name="T9">IT</text:span><text:span text:style-name="T9">多</text:span></text:p>
            </text:list-item>
          </text:list>
          <text:list text:style-name="L1">
            <text:list-item>
              <text:p text:style-name="P14"><text:span text:style-name="T9"/></text:p>
            </text:list-item>
          </text:list>
          <text:list text:style-name="L1">
            <text:list-item>
              <text:p text:style-name="P13"><text:span text:style-name="T9">就业空间大：</text:span><text:span text:style-name="T9">2001</text:span><text:span text:style-name="T9">年上海生源毕业生</text:span><text:span text:style-name="T9">2.6</text:span><text:span text:style-name="T9">万，引进本科以上非上海生源毕业生</text:span><text:span text:style-name="T9">2.3</text:span><text:span text:style-name="T9">万（去年</text:span><text:span text:style-name="T9">1.8</text:span><text:span text:style-name="T9">万），加上通过其它渠道入沪的有</text:span><text:span text:style-name="T9">5</text:span><text:span text:style-name="T9">万多人</text:span></text:p>
            </text:list-item>
          </text:list>
          <text:list text:style-name="L1">
            <text:list-item>
              <text:p text:style-name="P14"><text:span text:style-name="T9"/></text:p>
            </text:list-item>
          </text:list>
          <text:list text:style-name="L1">
            <text:list-item>
              <text:p text:style-name="P13"><text:span text:style-name="T9">今后几年内还急需大量人才</text:span></text:p>
            </text:list-item>
          </text:list>
          <text:list text:style-name="L1">
            <text:list-item>
              <text:p text:style-name="P14"><text:span text:style-name="T9"><text:s text:c="3"/></text:span><text:span text:style-name="T9">外资的涌入</text:span><text:span text:style-name="T9">/</text:span><text:span text:style-name="T9">现代化的国际大都市</text:span><text:span text:style-name="T9">/</text:span><text:span text:style-name="T9">四个中心</text:span><text:span text:style-name="T9">/</text:span><text:span text:style-name="T9">六大支柱产业（汽车、信息、医化、机械、成套设备、都市产业）</text:span></text:p>
            </text:list-item>
          </text:list>
          <text:list text:style-name="L1">
            <text:list-item>
              <text:p text:style-name="P14"><text:span text:style-name="T9"/></text:p>
            </text:list-item>
          </text:list>
          <text:list text:style-name="L1">
            <text:list-item>
              <text:p text:style-name="P13"><text:span text:style-name="T9">需求什么人才？</text:span></text:p>
            </text:list-item>
          </text:list>
          <text:list text:style-name="L1">
            <text:list-item>
              <text:p text:style-name="P14"><text:span text:style-name="T9"><text:s text:c="6"/></text:span><text:span text:style-name="T9">12</text:span><text:span text:style-name="T9">大类重点领域、共</text:span><text:span text:style-name="T9">76</text:span><text:span text:style-name="T9">种专业岗位或职位。它们分别是：</text:span><text:span text:style-name="T9">IT</text:span><text:span text:style-name="T9">与微电子、金融保险、生物制药、石化及精细化工、汽车与成套设备、都市农业、现代物流、城市建设与管理、新材料、社会中介服务、投资及经营管理、文化体育等大类</text:span></text:p>
            </text:list-item>
          </text:list>
          <text:list text:style-name="L1">
            <text:list-item>
              <text:p text:style-name="P14"><text:span text:style-name="T9"><text:s text:c="6"/></text:span><text:span text:style-name="T9">一般的财会文秘已严重供大于求</text:span><text:span text:style-name="T9">(1:5.75)</text:span></text:p>
            </text:list-item>
          </text:list>
          <text:list text:style-name="L1">
            <text:list-item>
              <text:p text:style-name="P14"><text:span text:style-name="T9"/></text:p>
            </text:list-item>
          </text:list>
          <text:list text:style-name="L1">
            <text:list-item>
              <text:p text:style-name="P13"><text:span text:style-name="T9">就业竞争激烈 <text:s text:c="3"/>调查</text:span><text:span text:style-name="T9">:</text:span><text:span text:style-name="T9">上海—</text:span><text:span text:style-name="T9">32.3</text:span><text:span text:style-name="T9">％，北京—</text:span><text:span text:style-name="T9">27.7</text:span><text:span text:style-name="T9">％，深圳等特区—</text:span><text:span text:style-name="T9">12.1</text:span><text:span text:style-name="T9">％ </text:span></text:p>
            </text:list-item>
          </text:list>
          <text:list text:style-name="L1">
            <text:list-item>
              <text:p text:style-name="P6"><text:span text:style-name="T1"><text:s/></text:span></text:p>
            </text:list-item>
          </text:list>
          <text:list text:style-name="L1">
            <text:list-item>
              <text:p text:style-name="P6"><text:span text:style-name="T1"/></text:p>
            </text:list-item>
          </text:list>
          <text:list text:style-name="L1">
            <text:list-item>
              <text:p text:style-name="P6"><text:span text:style-name="T1">Where are MIME settings stored?</text:span></text:p>
            </text:list-item>
          </text:list>
          <text:list text:style-name="L1">
            <text:list-item>
              <text:p text:style-name="P6"><text:span text:style-name="T1"/></text:p>
            </text:list-item>
          </text:list>
          <text:list text:style-name="L1">
            <text:list-item>
              <text:p text:style-name="P6"><text:span text:style-name="T1">A. Registry</text:span></text:p>
            </text:list-item>
          </text:list>
          <text:list text:style-name="L1">
            <text:list-item>
              <text:p text:style-name="P6"><text:span text:style-name="T1">B. Metabase</text:span></text:p>
            </text:list-item>
          </text:list>
          <text:list text:style-name="L1">
            <text:list-item>
              <text:p text:style-name="P6"><text:span text:style-name="T1">C. Log file</text:span></text:p>
            </text:list-item>
          </text:list>
          <text:list text:style-name="L1">
            <text:list-item>
              <text:p text:style-name="P6"><text:span text:style-name="T1">D. Event Viewer log file </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14"/>
          <draw:frame presentation:style-name="pr1" draw:text-style-name="P4" draw:layer="layout" svg:width="13.966cm" svg:height="11.428cm" svg:x="2.54cm" svg:y="12.065cm" presentation:class="notes" presentation:placeholder="true">
            <draw:text-box/>
          </draw:frame>
        </presentation:notes>
      </draw:page>
      <draw:page draw:name="page15" draw:style-name="dp1" draw:master-page-name="Default">
        <draw:custom-shape draw:style-name="gr1" draw:text-style-name="P3" draw:layer="layout" svg:width="21.379cm" svg:height="22.211cm" svg:x="1.693cm" svg:y="5.08cm">
          <text:p text:style-name="P1"><text:span text:style-name="T1">stm extension (bin files from your application) conflicts with server parsed html-documents</text:span></text:p>
          <text:p text:style-name="P1"><text:span text:style-name="T1"/></text:p>
          <text:p text:style-name="P1"><text:span text:style-name="T1">A. modify MIME mappings text/stm</text:span></text:p>
          <text:p text:style-name="P1"><text:span text:style-name="T1">B. modify MIME mappings text/html</text:span></text:p>
          <text:p text:style-name="P1"><text:span text:style-name="T1">C. modify Application extension mapping for server side include directives and rename the necessary files</text:span></text:p>
          <text:p text:style-name="P1"><text:span text:style-name="T1">D. associate files with .stm extension with Inetmgr.exe</text:span></text:p>
          <text:p text:style-name="P1"><text:span text:style-name="T1"/></text:p>
          <text:p text:style-name="P15"><text:span text:style-name="T10">個人電腦作業系統</text:span></text:p>
          <text:p text:style-name="P15"><text:span text:style-name="T10">辦公室常用軟體</text:span></text:p>
          <text:p text:style-name="P15"><text:span text:style-name="T10">個人電腦工具軟體</text:span></text:p>
          <text:p text:style-name="P15"><text:span text:style-name="T10">工作站作業系統</text:span></text:p>
          <text:p text:style-name="P15"><text:span text:style-name="T10">資料庫</text:span></text:p>
          <text:p text:style-name="P15"><text:span text:style-name="T10">電子商務工具</text:span></text:p>
          <text:p text:style-name="P15"><text:span text:style-name="T10">網頁製作工具</text:span></text:p>
          <text:p text:style-name="P6"><text:span text:style-name="T10"/></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5"/>
          <draw:frame presentation:style-name="pr1" draw:text-style-name="P4" draw:layer="layout" svg:width="13.966cm" svg:height="11.428cm" svg:x="2.54cm" svg:y="12.065cm" presentation:class="notes" presentation:placeholder="true">
            <draw:text-box/>
          </draw:frame>
        </presentation:notes>
      </draw:page>
      <draw:page draw:name="page16" draw:style-name="dp1" draw:master-page-name="Default">
        <draw:custom-shape draw:style-name="gr1" draw:text-style-name="P3" draw:layer="layout" svg:width="23.706cm" svg:height="23.457cm" svg:x="0.847cm" svg:y="1.058cm">
          <text:list text:style-name="L1">
            <text:list-item>
              <text:p text:style-name="P5"><text:span text:style-name="T1">第一类是技术含量偏低的高薪职位</text:span><text:span text:style-name="T1">(</text:span><text:span text:style-name="T1">人事经理、行政经理、高级秘书等</text:span><text:span text:style-name="T1">)</text:span></text:p>
            </text:list-item>
          </text:list>
          <text:list text:style-name="L1">
            <text:list-item>
              <text:p text:style-name="P5"><text:span text:style-name="T1">第二类是重复性较高的工作</text:span><text:span text:style-name="T1">(</text:span><text:span text:style-name="T1">银行结汇开单人员 </text:span><text:span text:style-name="T1">)</text:span></text:p>
            </text:list-item>
          </text:list>
          <text:list text:style-name="L1">
            <text:list-item>
              <text:p text:style-name="P5"><text:span text:style-name="T1">第三类是仅掌握单一技能的高薪者，</text:span><text:span text:style-name="T1">(</text:span><text:span text:style-name="T1">电脑程序员、翻译等职位</text:span><text:span text:style-name="T1">)</text:span></text:p>
            </text:list-item>
          </text:list>
          <text:list text:style-name="L1">
            <text:list-item>
              <text:p text:style-name="P5"><text:span text:style-name="T1">第四类是电脑化程度增强后，复杂性风险度工作难度大幅降低的高薪职位，</text:span><text:span text:style-name="T1">(</text:span><text:span text:style-name="T1">某些财务经理、生产经理、仓储经理、品保经理</text:span><text:span text:style-name="T1">)</text:span></text:p>
            </text:list-item>
          </text:list>
          <text:list text:style-name="L1">
            <text:list-item>
              <text:p text:style-name="P5"><text:span text:style-name="T1">第五类是技术含量较高的高新技术领域中掌握落后技术的高薪人员。</text:span><text:span text:style-name="T1">(</text:span><text:span text:style-name="T1">靠</text:span><text:span text:style-name="T1">PC</text:span><text:span text:style-name="T1">机成为电脑人才的高薪者</text:span><text:span text:style-name="T1">)</text:span></text:p>
            </text:list-item>
          </text:list>
          <text:list text:style-name="L1">
            <text:list-item>
              <text:p text:style-name="P6"><text:span text:style-name="T1"/></text:p>
            </text:list-item>
          </text:list>
          <text:list text:style-name="L1">
            <text:list-item>
              <text:p text:style-name="P6"><text:span text:style-name="T1">You want to install IIS to support an Intranet Web Site for the sales, marketing and accounting department of your company. All client browsers support Host Headers.</text:span></text:p>
            </text:list-item>
          </text:list>
          <text:list text:style-name="L1">
            <text:list-item>
              <text:p text:style-name="P6"><text:span text:style-name="T1"/></text:p>
            </text:list-item>
          </text:list>
          <text:list text:style-name="L1">
            <text:list-item>
              <text:p text:style-name="P6"><text:span text:style-name="T1">A. Install IIS on 3 NT Servers; implement NTFS security; segregate computers for each department</text:span></text:p>
            </text:list-item>
          </text:list>
          <text:list text:style-name="L1">
            <text:list-item>
              <text:p text:style-name="P6"><text:span text:style-name="T1">B. Install IIS on 1 NT Servers; implement NTFS security; implement Host Headers</text:span></text:p>
            </text:list-item>
          </text:list>
          <text:list text:style-name="L1">
            <text:list-item>
              <text:p text:style-name="P6"><text:span text:style-name="T1">C. Install IIS on 1 NT Workstations; implement NTFS security</text:span></text:p>
            </text:list-item>
          </text:list>
          <text:list text:style-name="L1">
            <text:list-item>
              <text:p text:style-name="P6"><text:span text:style-name="T1">D. Install IIS on 3 Win95 computers; implement share-level security</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16"/>
          <draw:frame presentation:style-name="pr1" draw:text-style-name="P4" draw:layer="layout" svg:width="13.966cm" svg:height="11.428cm" svg:x="2.54cm" svg:y="12.065cm" presentation:class="notes" presentation:placeholder="true">
            <draw:text-box/>
          </draw:frame>
        </presentation:notes>
      </draw:page>
      <draw:page draw:name="page17" draw:style-name="dp1" draw:master-page-name="Default">
        <draw:custom-shape draw:style-name="gr1" draw:text-style-name="P3" draw:layer="layout" svg:width="21.802cm" svg:height="10.421cm" svg:x="1.905cm" svg:y="5.503cm">
          <text:p text:style-name="P1"><text:span text:style-name="T1">You have 3 Web sites, one IIS and 10 users will need to be able to access each site simultaneously. What do you install ?</text:span></text:p>
          <text:p text:style-name="P1"><text:span text:style-name="T1"/></text:p>
          <text:p text:style-name="P1"><text:span text:style-name="T1">A. Windows 95</text:span></text:p>
          <text:p text:style-name="P1"><text:span text:style-name="T1"/></text:p>
          <text:p text:style-name="P1"><text:span text:style-name="T1">B. Windows 3.1</text:span></text:p>
          <text:p text:style-name="P1"><text:span text:style-name="T1"/></text:p>
          <text:p text:style-name="P1"><text:span text:style-name="T1">C. Windows NT Server</text:span></text:p>
          <text:p text:style-name="P1"><text:span text:style-name="T1"/></text:p>
          <text:p text:style-name="P1"><text:span text:style-name="T1">D. Windows NT Workstation</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7"/>
          <draw:frame presentation:style-name="pr1" draw:text-style-name="P4" draw:layer="layout" svg:width="13.966cm" svg:height="11.428cm" svg:x="2.54cm" svg:y="12.065cm" presentation:class="notes" presentation:placeholder="true">
            <draw:text-box/>
          </draw:frame>
        </presentation:notes>
      </draw:page>
      <draw:page draw:name="page18" draw:style-name="dp1" draw:master-page-name="Default">
        <draw:custom-shape draw:style-name="gr1" draw:text-style-name="P3" draw:layer="layout" svg:width="22.225cm" svg:height="22.11cm" svg:x="1.27cm" svg:y="0.847cm">
          <text:list text:style-name="L1">
            <text:list-item>
              <text:p text:style-name="P16"><text:span text:style-name="T6">麦肯锡公司 </text:span><text:span text:style-name="T6">(McKinsey)</text:span><text:span text:style-name="T6">波士顿咨询</text:span><text:span text:style-name="T6">( Boston Consulting Group) </text:span><text:span text:style-name="T6">思科系统公司</text:span><text:span text:style-name="T6">( Cisco Systems) </text:span><text:span text:style-name="T6">高盛公司</text:span><text:span text:style-name="T6">( Goldman Sachs )</text:span><text:span text:style-name="T6">贝恩国际顾问公司</text:span><text:span text:style-name="T6">( Bain) </text:span><text:span text:style-name="T6">埃森哲公司</text:span><text:span text:style-name="T6">( Accenture )</text:span><text:span text:style-name="T6">博思顾问公司 </text:span><text:span text:style-name="T6">(Booz-Allen</text:span><text:span text:style-name="T6">＆</text:span><text:span text:style-name="T6">Hamilton) </text:span><text:span text:style-name="T6">英特尔公司 </text:span><text:span text:style-name="T6">(Intel) </text:span><text:span text:style-name="T6">惠普公司 </text:span><text:span text:style-name="T6">(Hewlett-Packard )</text:span><text:span text:style-name="T6">摩根士丹利添惠公司 </text:span><text:span text:style-name="T6">(Morgan Stanley Dean Witter) IBM</text:span><text:span text:style-name="T6">公司 </text:span><text:span text:style-name="T6">(IBM) </text:span><text:span text:style-name="T6">德勤公司 </text:span><text:span text:style-name="T6">(Deloitte Consulting )</text:span><text:span text:style-name="T6">沃尔特</text:span><text:span text:style-name="T6">·</text:span><text:span text:style-name="T6">迪斯尼公司 </text:span><text:span text:style-name="T6">(Walt Disney) </text:span><text:span text:style-name="T6">戴尔计算机公司</text:span><text:span text:style-name="T6">( Dell Computer )</text:span><text:span text:style-name="T6">美国在线</text:span><text:span text:style-name="T6">-</text:span><text:span text:style-name="T6">时代华纳公司</text:span><text:span text:style-name="T6">( AOL Time Warner )</text:span><text:span text:style-name="T6">科尔尼咨询公司 </text:span><text:span text:style-name="T6">(A.T.Kearney) </text:span><text:span text:style-name="T6">雅虎公司 </text:span><text:span text:style-name="T6">(Yahoo)</text:span><text:span text:style-name="T6">亚马逊公司 </text:span><text:span text:style-name="T6">(Amazon.com ) 3M</text:span><text:span text:style-name="T6">公司 </text:span><text:span text:style-name="T6">(3M )</text:span><text:span text:style-name="T6">通用电气资本公司 </text:span><text:span text:style-name="T6">(GEC apital )</text:span><text:span text:style-name="T6">微软公司 </text:span><text:span text:style-name="T6">(Microsoft)</text:span><text:span text:style-name="T6">美林证券公司 </text:span><text:span text:style-name="T6">(Merrill Lynch JP)</text:span><text:span text:style-name="T6">摩根公司</text:span><text:span text:style-name="T6">( JP Morgan) </text:span><text:span text:style-name="T6">美国运通公司</text:span><text:span text:style-name="T6">( American Express ) </text:span><text:span text:style-name="T6">通用电气公司（</text:span><text:span text:style-name="T6">General  Electric</text:span><text:span text:style-name="T6">） 普华永道财务会计公司 （</text:span><text:span text:style-name="T6">Pricewaterhouse Coopers </text:span><text:span text:style-name="T6">）宝马汽车公司 （</text:span><text:span text:style-name="T6">BMW </text:span><text:span text:style-name="T6">）瑞士信贷第一波士顿银行</text:span><text:span text:style-name="T6">(Credit Suisse First Boston) </text:span><text:span text:style-name="T6">强生公司 </text:span><text:span text:style-name="T6">(Johnson</text:span><text:span text:style-name="T6">＆</text:span><text:span text:style-name="T6">Johnson) </text:span><text:span text:style-name="T6">宝洁公司</text:span><text:span text:style-name="T6">( Procter</text:span><text:span text:style-name="T6">＆</text:span><text:span text:style-name="T6">Gamble )</text:span></text:p>
            </text:list-item>
          </text:list>
          <text:list text:style-name="L1">
            <text:list-item>
              <text:p text:style-name="P6"><text:span text:style-name="T1"/></text:p>
            </text:list-item>
          </text:list>
          <text:list text:style-name="L1">
            <text:list-item>
              <text:p text:style-name="P6"><text:span text:style-name="T1">You have configured a virtual directory called on your server</text:span></text:p>
            </text:list-item>
          </text:list>
          <text:list text:style-name="L1">
            <text:list-item>
              <text:p text:style-name="P6"><text:span text:style-name="T1">called "White House". After doing so, some people cannot access it. What should you do?</text:span></text:p>
            </text:list-item>
          </text:list>
          <text:list text:style-name="L1">
            <text:list-item>
              <text:p text:style-name="P6"><text:span text:style-name="T1"/></text:p>
            </text:list-item>
          </text:list>
          <text:list text:style-name="L1">
            <text:list-item>
              <text:p text:style-name="P6"><text:span text:style-name="T1">A. Change the name to “white house”</text:span></text:p>
            </text:list-item>
          </text:list>
          <text:list text:style-name="L1">
            <text:list-item>
              <text:p text:style-name="P6"><text:span text:style-name="T1">B. Change the name to “Whitehorse”</text:span></text:p>
            </text:list-item>
          </text:list>
          <text:list text:style-name="L1">
            <text:list-item>
              <text:p text:style-name="P6"><text:span text:style-name="T1">C. …….</text:span></text:p>
            </text:list-item>
          </text:list>
          <text:list text:style-name="L1">
            <text:list-item>
              <text:p text:style-name="P6"><text:span text:style-name="T1">D. ……. </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18"/>
          <draw:frame presentation:style-name="pr1" draw:text-style-name="P4" draw:layer="layout" svg:width="13.966cm" svg:height="11.428cm" svg:x="2.54cm" svg:y="12.065cm" presentation:class="notes" presentation:placeholder="true">
            <draw:text-box/>
          </draw:frame>
        </presentation:notes>
      </draw:page>
      <draw:page draw:name="page19" draw:style-name="dp1" draw:master-page-name="Default">
        <draw:custom-shape draw:style-name="gr2" draw:text-style-name="P3" draw:layer="layout" svg:width="23.061cm" svg:height="11.437cm" svg:x="2.117cm" svg:y="5.08cm">
          <text:p text:style-name="P1"><text:span text:style-name="T1">What IIS entries would be stored in the IIS Metabase? (Choose 2) </text:span></text:p>
          <text:p text:style-name="P1"><text:span text:style-name="T1"/></text:p>
          <text:p text:style-name="P1"><text:span text:style-name="T1">A. Location of the IIS help files </text:span></text:p>
          <text:p text:style-name="P1"><text:span text:style-name="T1"/></text:p>
          <text:p text:style-name="P1"><text:span text:style-name="T1">B. Virtual Folder security information </text:span></text:p>
          <text:p text:style-name="P1"><text:span text:style-name="T1"/></text:p>
          <text:p text:style-name="P1"><text:span text:style-name="T1">C. Home Directory permissions </text:span></text:p>
          <text:p text:style-name="P1"><text:span text:style-name="T1"/></text:p>
          <text:p text:style-name="P1"><text:span text:style-name="T1">D. Index Server settings </text:span></text:p>
          <text:p text:style-name="P1"><text:span text:style-name="T1"/></text:p>
          <text:p text:style-name="P1"><text:span text:style-name="T1">E. Site Server Express setting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9"/>
          <draw:frame presentation:style-name="pr1" draw:text-style-name="P4" draw:layer="layout" svg:width="13.966cm" svg:height="11.428cm" svg:x="2.54cm" svg:y="12.065cm" presentation:class="notes" presentation:placeholder="true">
            <draw:text-box/>
          </draw:frame>
        </presentation:notes>
      </draw:page>
      <draw:page draw:name="page20" draw:style-name="dp1" draw:master-page-name="Default">
        <draw:custom-shape draw:style-name="gr1" draw:text-style-name="P3" draw:layer="layout" svg:width="21.379cm" svg:height="11.437cm" svg:x="2.328cm" svg:y="4.868cm">
          <text:p text:style-name="P1"><text:span text:style-name="T1">You want to connect to a virtual directory using NETBIOS computer names. What TCP/IP service would you install?</text:span></text:p>
          <text:p text:style-name="P1"><text:span text:style-name="T1"/></text:p>
          <text:p text:style-name="P1"><text:span text:style-name="T1">A.use WINS server for name resolution</text:span></text:p>
          <text:p text:style-name="P1"><text:span text:style-name="T1"/></text:p>
          <text:p text:style-name="P1"><text:span text:style-name="T1">B.configure DNS for name resolution</text:span></text:p>
          <text:p text:style-name="P1"><text:span text:style-name="T1"/></text:p>
          <text:p text:style-name="P1"><text:span text:style-name="T1">C.use multiple DHCP servers</text:span></text:p>
          <text:p text:style-name="P1"><text:span text:style-name="T1"/></text:p>
          <text:p text:style-name="P1"><text:span text:style-name="T1">D.disable DHCP on the clients</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0"/>
          <draw:frame presentation:style-name="pr1" draw:text-style-name="P4" draw:layer="layout" svg:width="13.966cm" svg:height="11.428cm" svg:x="2.54cm" svg:y="12.065cm" presentation:class="notes" presentation:placeholder="true">
            <draw:text-box/>
          </draw:frame>
        </presentation:notes>
      </draw:page>
      <draw:page draw:name="page21" draw:style-name="dp1" draw:master-page-name="Default">
        <draw:custom-shape draw:style-name="gr1" draw:text-style-name="P3" draw:layer="layout" svg:width="21.801cm" svg:height="10.421cm" svg:x="1.482cm" svg:y="4.868cm">
          <text:p text:style-name="P17"><text:span text:style-name="T1">Which subnet mask is needed to allow access only to the IP-addresses 192.168.0.96 until 192.168.0.127 ? </text:span></text:p>
          <text:p text:style-name="P17"><text:span text:style-name="T1"/></text:p>
          <text:p text:style-name="P17"><text:span text:style-name="T1">A. 255.255.255.224</text:span></text:p>
          <text:p text:style-name="P17"><text:span text:style-name="T1"/></text:p>
          <text:p text:style-name="P17"><text:span text:style-name="T1">B. 255.255.255.248</text:span></text:p>
          <text:p text:style-name="P17"><text:span text:style-name="T1"/></text:p>
          <text:p text:style-name="P17"><text:span text:style-name="T1">C. 255.255.255.192</text:span></text:p>
          <text:p text:style-name="P17"><text:span text:style-name="T1"/></text:p>
          <text:p text:style-name="P17"><text:span text:style-name="T1">D. 255.255.255.64</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1"/>
          <draw:frame presentation:style-name="pr1" draw:text-style-name="P4" draw:layer="layout" svg:width="13.966cm" svg:height="11.428cm" svg:x="2.54cm" svg:y="12.065cm" presentation:class="notes" presentation:placeholder="true">
            <draw:text-box/>
          </draw:frame>
        </presentation:notes>
      </draw:page>
      <draw:page draw:name="page22" draw:style-name="dp1" draw:master-page-name="Default">
        <draw:custom-shape draw:style-name="gr1" draw:text-style-name="P3" draw:layer="layout" svg:width="20.32cm" svg:height="10.421cm" svg:x="2.117cm" svg:y="5.292cm">
          <text:p text:style-name="P1"><text:span text:style-name="T1">You have a high no. of not found errors on your web site. Why? (choose 2). </text:span></text:p>
          <text:p text:style-name="P1"><text:span text:style-name="T1"/></text:p>
          <text:p text:style-name="P1"><text:span text:style-name="T1">A· Wrong virtual directory configuration. </text:span></text:p>
          <text:p text:style-name="P1"><text:span text:style-name="T1"/></text:p>
          <text:p text:style-name="P1"><text:span text:style-name="T1">B· Wrong permissions for anonymous account. </text:span></text:p>
          <text:p text:style-name="P1"><text:span text:style-name="T1"/></text:p>
          <text:p text:style-name="P1"><text:span text:style-name="T1">C· Excessive traffic on network segment. </text:span></text:p>
          <text:p text:style-name="P1"><text:span text:style-name="T1"/></text:p>
          <text:p text:style-name="P1"><text:span text:style-name="T1">D· Errors in HTML code on page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2"/>
          <draw:frame presentation:style-name="pr1" draw:text-style-name="P4" draw:layer="layout" svg:width="13.966cm" svg:height="11.428cm" svg:x="2.54cm" svg:y="12.065cm" presentation:class="notes" presentation:placeholder="true">
            <draw:text-box/>
          </draw:frame>
        </presentation:notes>
      </draw:page>
      <draw:page draw:name="page23" draw:style-name="dp1" draw:master-page-name="Default">
        <draw:custom-shape draw:style-name="gr1" draw:text-style-name="P3" draw:layer="layout" svg:width="22.436cm" svg:height="9.405cm" svg:x="2.117cm" svg:y="5.08cm">
          <text:p text:style-name="P1"><text:span text:style-name="T1">You configured your FTP-site port <text:s/>20962. When you try to access your FTP-site on a different computer, within the same domain, by typing the correct IP address, you receive an error statement saying ‘Operation timed out’.Why? </text:span></text:p>
          <text:p text:style-name="P1"><text:span text:style-name="T1"/></text:p>
          <text:p text:style-name="P1"><text:span text:style-name="T1">A. the IP-stack does not support port numbers above 10000 </text:span></text:p>
          <text:p text:style-name="P1"><text:span text:style-name="T1">B. when connecting to the FTP-site, the default port 21 is used </text:span></text:p>
          <text:p text:style-name="P1"><text:span text:style-name="T1">C. …….</text:span></text:p>
          <text:p text:style-name="P1"><text:span text:style-name="T1">D.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3"/>
          <draw:frame presentation:style-name="pr1" draw:text-style-name="P4" draw:layer="layout" svg:width="13.966cm" svg:height="11.428cm" svg:x="2.54cm" svg:y="12.065cm" presentation:class="notes" presentation:placeholder="true">
            <draw:text-box/>
          </draw:frame>
        </presentation:notes>
      </draw:page>
      <draw:page draw:name="page24" draw:style-name="dp1" draw:master-page-name="Default">
        <draw:custom-shape draw:style-name="gr1" draw:text-style-name="P3" draw:layer="layout" svg:width="21.233cm" svg:height="6.357cm" svg:x="2.262cm" svg:y="5.08cm">
          <text:p text:style-name="P1"><text:span text:style-name="T1">PERL setup on one server and you move it to another server, what is required to make it work?</text:span></text:p>
          <text:p text:style-name="P1"><text:span text:style-name="T1"/></text:p>
          <text:p text:style-name="P1"><text:span text:style-name="T1">A. add a perl interpreter</text:span></text:p>
          <text:p text:style-name="P1"><text:span text:style-name="T1">B. Restart IIS</text:span></text:p>
          <text:p text:style-name="P1"><text:span text:style-name="T1">C. nothing</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4"/>
          <draw:frame presentation:style-name="pr1" draw:text-style-name="P4" draw:layer="layout" svg:width="13.966cm" svg:height="11.428cm" svg:x="2.54cm" svg:y="12.065cm" presentation:class="notes" presentation:placeholder="true">
            <draw:text-box/>
          </draw:frame>
        </presentation:notes>
      </draw:page>
      <draw:page draw:name="page25" draw:style-name="dp1" draw:master-page-name="Default">
        <draw:custom-shape draw:style-name="gr1" draw:text-style-name="P3" draw:layer="layout" svg:width="21.378cm" svg:height="10.421cm" svg:x="1.482cm" svg:y="5.292cm">
          <text:p text:style-name="P1"><text:span text:style-name="T1">You configure multiple sites on a IIS 4.0 server. Both sites share the same IP address, Home Directory and TCP port. DNS entries have been set up that point each FQDN to the IP address. However, when users try to go to the 2nd web site they can not access it? </text:span></text:p>
          <text:p text:style-name="P1"><text:span text:style-name="T1"/></text:p>
          <text:p text:style-name="P1"><text:span text:style-name="T1">A. Configure HOSTS files on the server </text:span></text:p>
          <text:p text:style-name="P1"><text:span text:style-name="T1">B. Configure HOSTS files on the clients </text:span></text:p>
          <text:p text:style-name="P1"><text:span text:style-name="T1">C. Configure the clients to use DNS </text:span></text:p>
          <text:p text:style-name="P1"><text:span text:style-name="T1">D. Configure site 2 to use a Host Header</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5"/>
          <draw:frame presentation:style-name="pr1" draw:text-style-name="P4" draw:layer="layout" svg:width="13.966cm" svg:height="11.428cm" svg:x="2.54cm" svg:y="12.065cm" presentation:class="notes" presentation:placeholder="true">
            <draw:text-box/>
          </draw:frame>
        </presentation:notes>
      </draw:page>
      <draw:page draw:name="page26" draw:style-name="dp1" draw:master-page-name="Default">
        <draw:custom-shape draw:style-name="gr1" draw:text-style-name="P3" draw:layer="layout" svg:width="22.014cm" svg:height="7.373cm" svg:x="1.693cm" svg:y="4.868cm">
          <text:p text:style-name="P1"><text:span text:style-name="T1">Trouble with slow access on IIS computer. Discover via performance monitor that the server has low processor usage and high network bandwidth usage. What should you do? </text:span></text:p>
          <text:p text:style-name="P1"><text:span text:style-name="T1"/></text:p>
          <text:p text:style-name="P1"><text:span text:style-name="T1">A. Add RAM </text:span></text:p>
          <text:p text:style-name="P1"><text:span text:style-name="T1">B. Add another network adapter </text:span></text:p>
          <text:p text:style-name="P1"><text:span text:style-name="T1">C. increase timeout connection for your web site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6"/>
          <draw:frame presentation:style-name="pr1" draw:text-style-name="P4" draw:layer="layout" svg:width="13.966cm" svg:height="11.428cm" svg:x="2.54cm" svg:y="12.065cm" presentation:class="notes" presentation:placeholder="true">
            <draw:text-box/>
          </draw:frame>
        </presentation:notes>
      </draw:page>
      <draw:page draw:name="page27" draw:style-name="dp1" draw:master-page-name="Default">
        <draw:custom-shape draw:style-name="gr1" draw:text-style-name="P3" draw:layer="layout" svg:width="19.474cm" svg:height="18.995cm" svg:x="2.328cm" svg:y="4.868cm">
          <text:p text:style-name="P1"><text:span text:style-name="T1">You have a high number of not found errors on your web site. Why? </text:span></text:p>
          <text:p text:style-name="P1"><text:span text:style-name="T1"/></text:p>
          <text:p text:style-name="P1"><text:span text:style-name="T1">A. Wrong virtual directory configuration </text:span></text:p>
          <text:p text:style-name="P1"><text:span text:style-name="T1">B. Wrong permission for anonymous account </text:span></text:p>
          <text:p text:style-name="P1"><text:span text:style-name="T1">C. excessive traffic on network segment </text:span></text:p>
          <text:p text:style-name="P1"><text:span text:style-name="T1">D. error on HTML codes on pages</text:span></text:p>
          <text:p text:style-name="P1"><text:span text:style-name="T1"/></text:p>
          <text:p text:style-name="P15"><text:span text:style-name="T11">与</text:span><text:span text:style-name="T11">IT</text:span><text:span text:style-name="T11">相关的专业需求旺盛，供需结构性矛盾依然突出</text:span></text:p>
          <text:p text:style-name="P15"><text:span text:style-name="T11">2</text:span><text:span text:style-name="T11">、经济发达地区，社会需求增大，不发达地区没有明显增长</text:span></text:p>
          <text:p text:style-name="P15"><text:span text:style-name="T11">3</text:span><text:span text:style-name="T11">、各省市加大了人才引进力度，限制性政策逐步取消或放宽</text:span></text:p>
          <text:p text:style-name="P15"><text:span text:style-name="T11">4</text:span><text:span text:style-name="T11">、用人单位主体发生结构性变化</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7"/>
          <draw:frame presentation:style-name="pr1" draw:text-style-name="P4" draw:layer="layout" svg:width="13.966cm" svg:height="11.428cm" svg:x="2.54cm" svg:y="12.065cm" presentation:class="notes" presentation:placeholder="true">
            <draw:text-box/>
          </draw:frame>
        </presentation:notes>
      </draw:page>
      <draw:page draw:name="page28" draw:style-name="dp1" draw:master-page-name="Default">
        <draw:custom-shape draw:style-name="gr3" draw:text-style-name="P3" draw:layer="layout" svg:width="21.378cm" svg:height="10.583cm" svg:x="2.54cm" svg:y="5.08cm">
          <text:p text:style-name="P1"><text:span text:style-name="T1">You want to maximize the performance with SSL, how could you do ?</text:span></text:p>
          <text:p text:style-name="P1"><text:span text:style-name="T1"/></text:p>
          <text:p text:style-name="P1"><text:span text:style-name="T1">A. increase CPU</text:span></text:p>
          <text:p text:style-name="P1"><text:span text:style-name="T1"/></text:p>
          <text:p text:style-name="P1"><text:span text:style-name="T1">B. add RAM</text:span></text:p>
          <text:p text:style-name="P1"><text:span text:style-name="T1"/></text:p>
          <text:p text:style-name="P1"><text:span text:style-name="T1">C. faster HD</text:span></text:p>
          <text:p text:style-name="P1"><text:span text:style-name="T1"/></text:p>
          <text:p text:style-name="P1"><text:span text:style-name="T1">D. Add another NIC</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8"/>
          <draw:frame presentation:style-name="pr1" draw:text-style-name="P4" draw:layer="layout" svg:width="13.966cm" svg:height="11.428cm" svg:x="2.54cm" svg:y="12.065cm" presentation:class="notes" presentation:placeholder="true">
            <draw:text-box/>
          </draw:frame>
        </presentation:notes>
      </draw:page>
      <draw:page draw:name="page29" draw:style-name="dp1" draw:master-page-name="Default">
        <draw:custom-shape draw:style-name="gr1" draw:text-style-name="P3" draw:layer="layout" svg:width="22.648cm" svg:height="8.389cm" svg:x="1.482cm" svg:y="4.868cm">
          <text:p text:style-name="P1"><text:span text:style-name="T1"><text:s/></text:span><text:span text:style-name="T1">Users reports that it takes 48 hours to receive undeliverable message notifications. How to decrease time ?</text:span></text:p>
          <text:p text:style-name="P1"><text:span text:style-name="T1"/></text:p>
          <text:p text:style-name="P1"><text:span text:style-name="T1">A. Decrease retry interval to 30 minutes </text:span></text:p>
          <text:p text:style-name="P1"><text:span text:style-name="T1">B. Increase max numbers of retries to 60</text:span></text:p>
          <text:p text:style-name="P1"><text:span text:style-name="T1">C. Implement DNS reverse lookup</text:span></text:p>
          <text:p text:style-name="P1"><text:span text:style-name="T1">D. Select LOCAL as the message queue type on the SMTP site tab.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9"/>
          <draw:frame presentation:style-name="pr1" draw:text-style-name="P4" draw:layer="layout" svg:width="13.966cm" svg:height="11.428cm" svg:x="2.54cm" svg:y="12.065cm" presentation:class="notes" presentation:placeholder="true">
            <draw:text-box/>
          </draw:frame>
        </presentation:notes>
      </draw:page>
      <draw:page draw:name="page30" draw:style-name="dp1" draw:master-page-name="Default">
        <draw:custom-shape draw:style-name="gr2" draw:text-style-name="P3" draw:layer="layout" svg:width="13.274cm" svg:height="8.389cm" svg:x="3.387cm" svg:y="5.08cm">
          <text:p text:style-name="P1"><text:span text:style-name="T1">What is the Requirements for SMTP?</text:span></text:p>
          <text:p text:style-name="P1"><text:span text:style-name="T1"/></text:p>
          <text:p text:style-name="P1"><text:span text:style-name="T1">A. NTFS</text:span></text:p>
          <text:p text:style-name="P1"><text:span text:style-name="T1">B. FAT</text:span></text:p>
          <text:p text:style-name="P1"><text:span text:style-name="T1">C. TCP/IP</text:span></text:p>
          <text:p text:style-name="P1"><text:span text:style-name="T1">D. Netbios</text:span></text:p>
          <text:p text:style-name="P1"><text:span text:style-name="T1">E. DNS</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0"/>
          <draw:frame presentation:style-name="pr1" draw:text-style-name="P4" draw:layer="layout" svg:width="13.966cm" svg:height="11.428cm" svg:x="2.54cm" svg:y="12.065cm" presentation:class="notes" presentation:placeholder="true">
            <draw:text-box/>
          </draw:frame>
        </presentation:notes>
      </draw:page>
      <draw:page draw:name="page31" draw:style-name="dp1" draw:master-page-name="Default">
        <draw:custom-shape draw:style-name="gr1" draw:text-style-name="P3" draw:layer="layout" svg:width="21.802cm" svg:height="9.405cm" svg:x="1.905cm" svg:y="4.868cm">
          <text:p text:style-name="P1"><text:span text:style-name="T1"><text:s/></text:span><text:span text:style-name="T1">You have an IIS installation which has only FTP, how can you configure the FTP site remotely? </text:span></text:p>
          <text:p text:style-name="P1"><text:span text:style-name="T1"/></text:p>
          <text:p text:style-name="P1"><text:span text:style-name="T1">A. enable WWW </text:span></text:p>
          <text:p text:style-name="P1"><text:span text:style-name="T1"/></text:p>
          <text:p text:style-name="P1"><text:span text:style-name="T1">B. allow anonymous to FTP </text:span></text:p>
          <text:p text:style-name="P1"><text:span text:style-name="T1"/></text:p>
          <text:p text:style-name="P1"><text:span text:style-name="T1">C. set up Winnt Challenge login</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1"/>
          <draw:frame presentation:style-name="pr1" draw:text-style-name="P4" draw:layer="layout" svg:width="13.966cm" svg:height="11.428cm" svg:x="2.54cm" svg:y="12.065cm" presentation:class="notes" presentation:placeholder="true">
            <draw:text-box/>
          </draw:frame>
        </presentation:notes>
      </draw:page>
      <draw:page draw:name="page32" draw:style-name="dp1" draw:master-page-name="Default">
        <draw:custom-shape draw:style-name="gr1" draw:text-style-name="P3" draw:layer="layout" svg:width="20.955cm" svg:height="20.792cm" svg:x="2.328cm" svg:y="4.868cm">
          <text:list text:style-name="L1">
            <text:list-item>
              <text:p text:style-name="P1"><text:span text:style-name="T1">If you secure the access to a web page using SSL how must you change the URL in order to access the secured page? </text:span></text:p>
            </text:list-item>
          </text:list>
          <text:list text:style-name="L1">
            <text:list-item>
              <text:p text:style-name="P1"><text:span text:style-name="T1"/></text:p>
            </text:list-item>
          </text:list>
          <text:list text:style-name="L1">
            <text:list-item>
              <text:p text:style-name="P1"><text:span text:style-name="T1">A. https:// </text:span></text:p>
            </text:list-item>
          </text:list>
          <text:list text:style-name="L1">
            <text:list-item>
              <text:p text:style-name="P1"><text:span text:style-name="T1"/></text:p>
            </text:list-item>
          </text:list>
          <text:list text:style-name="L1">
            <text:list-item>
              <text:p text:style-name="P1"><text:span text:style-name="T1">B. httpssl:// </text:span></text:p>
            </text:list-item>
          </text:list>
          <text:list text:style-name="L1">
            <text:list-item>
              <text:p text:style-name="P1"><text:span text:style-name="T1"/></text:p>
            </text:list-item>
          </text:list>
          <text:list text:style-name="L1">
            <text:list-item>
              <text:p text:style-name="P1"><text:span text:style-name="T1">C. http://</text:span></text:p>
            </text:list-item>
          </text:list>
          <text:list text:style-name="L2">
            <text:list-item>
              <text:p text:style-name="P5"><text:span text:style-name="T12">一个大院子里住了</text:span><text:span text:style-name="T12">50</text:span><text:span text:style-name="T12">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12">49</text:span><text:span text:style-name="T12">家的狗是不是生病，单独看自己的狗是看不出来的）</text:span><text:span text:style-name="T12"><text:line-break/></text:span><text:span text:style-name="T12">第一天没有枪声，第二天还是没有枪声，第三天传出一阵枪声，问有多少条狗被枪杀。</text:span><text:span text:style-name="T1"> </text:span></text:p>
            </text:list-item>
          </text:list>
          <text:list text:style-name="L1">
            <text:list-item>
              <text:p text:style-name="P6"><text:span text:style-name="T1"/></text:p>
            </text:list-item>
          </text:list>
          <text:list text:style-name="L1">
            <text:list-item>
              <text:p text:style-name="P6"><text:span text:style-name="T1"/></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32"/>
          <draw:frame presentation:style-name="pr1" draw:text-style-name="P4" draw:layer="layout" svg:width="13.966cm" svg:height="11.428cm" svg:x="2.54cm" svg:y="12.065cm" presentation:class="notes" presentation:placeholder="true">
            <draw:text-box/>
          </draw:frame>
        </presentation:notes>
      </draw:page>
      <draw:page draw:name="page33" draw:style-name="dp1" draw:master-page-name="Default">
        <draw:custom-shape draw:style-name="gr1" draw:text-style-name="P3" draw:layer="layout" svg:width="21.59cm" svg:height="10.421cm" svg:x="1.905cm" svg:y="4.657cm">
          <text:p text:style-name="P1"><text:span text:style-name="T1">Susan logs onto a sensitive web site and it is set up to use Basic Authentication. What is Encrypted? </text:span></text:p>
          <text:p text:style-name="P1"><text:span text:style-name="T1"/></text:p>
          <text:p text:style-name="P1"><text:span text:style-name="T1">A. Password and Data are encrypted </text:span></text:p>
          <text:p text:style-name="P1"><text:span text:style-name="T1"/></text:p>
          <text:p text:style-name="P1"><text:span text:style-name="T1">B. Password is encrypted, Data isn't </text:span></text:p>
          <text:p text:style-name="P1"><text:span text:style-name="T1"/></text:p>
          <text:p text:style-name="P1"><text:span text:style-name="T1">C. Data is encrypted, Password isn't </text:span></text:p>
          <text:p text:style-name="P1"><text:span text:style-name="T1"/></text:p>
          <text:p text:style-name="P1"><text:span text:style-name="T1">D. Neither Password Nor data</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3"/>
          <draw:frame presentation:style-name="pr1" draw:text-style-name="P4" draw:layer="layout" svg:width="13.966cm" svg:height="11.428cm" svg:x="2.54cm" svg:y="12.065cm" presentation:class="notes" presentation:placeholder="true">
            <draw:text-box/>
          </draw:frame>
        </presentation:notes>
      </draw:page>
      <draw:page draw:name="page34" draw:style-name="dp1" draw:master-page-name="Default">
        <draw:custom-shape draw:style-name="gr1" draw:text-style-name="P3" draw:layer="layout" svg:width="21.801cm" svg:height="6.357cm" svg:x="2.117cm" svg:y="5.08cm">
          <text:p text:style-name="P1"><text:span text:style-name="T1">You setup a FTP site and setup a virtual directory and set the listing to UNIX. Afterwards not all users can access it. why?</text:span></text:p>
          <text:p text:style-name="P1"><text:span text:style-name="T1"><text:s/></text:span></text:p>
          <text:p text:style-name="P1"><text:span text:style-name="T1">A. Assign NTFS rights</text:span></text:p>
          <text:p text:style-name="P1"><text:span text:style-name="T1"/></text:p>
          <text:p text:style-name="P1"><text:span text:style-name="T1">B. Set listing style to MS-DO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4"/>
          <draw:frame presentation:style-name="pr1" draw:text-style-name="P4" draw:layer="layout" svg:width="13.966cm" svg:height="11.428cm" svg:x="2.54cm" svg:y="12.065cm" presentation:class="notes" presentation:placeholder="true">
            <draw:text-box/>
          </draw:frame>
        </presentation:notes>
      </draw:page>
      <draw:page draw:name="page35" draw:style-name="dp1" draw:master-page-name="Default">
        <draw:custom-shape draw:style-name="gr1" draw:text-style-name="P3" draw:layer="layout" svg:width="22.014cm" svg:height="15.905cm" svg:x="2.328cm" svg:y="4.868cm">
          <text:p text:style-name="P7"><text:span text:style-name="T1">电源过渡状态： <text:s text:c="7"/>上电复位与欠压复位</text:span></text:p>
          <text:p text:style-name="P7"><text:span text:style-name="T13">防止程序运行失常：监视定时器</text:span><text:span text:style-name="T13">(Watch Dog Timer)</text:span></text:p>
          <text:p text:style-name="P7"><text:span text:style-name="T1">数据保护： <text:s text:c="15"/>非易失性</text:span><text:span text:style-name="T1">RAM</text:span></text:p>
          <text:p text:style-name="P7"><text:span text:style-name="T13">复位时序： <text:s text:c="15"/>外围先复位，</text:span></text:p>
          <text:p text:style-name="P7"><text:span text:style-name="T13"><text:s text:c="36"/></text:span><text:span text:style-name="T13">延时后进入外围器件的初始化</text:span></text:p>
          <text:p text:style-name="P8"><text:span text:style-name="T1">Your Domain name is currently set to one of you subsidiaries, How do you get SMTP mail to appear it is coming from your real companies domain? </text:span></text:p>
          <text:p text:style-name="P8"><text:span text:style-name="T1"/></text:p>
          <text:p text:style-name="P8"><text:span text:style-name="T1">A. Masquerade domain * </text:span></text:p>
          <text:p text:style-name="P8"><text:span text:style-name="T1">B. Smart host header </text:span></text:p>
          <text:p text:style-name="P8"><text:span text:style-name="T1">C. Domain name change</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5"/>
          <draw:frame presentation:style-name="pr1" draw:text-style-name="P4" draw:layer="layout" svg:width="13.966cm" svg:height="11.428cm" svg:x="2.54cm" svg:y="12.065cm" presentation:class="notes" presentation:placeholder="true">
            <draw:text-box/>
          </draw:frame>
        </presentation:notes>
      </draw:page>
      <draw:page draw:name="page36" draw:style-name="dp1" draw:master-page-name="Default">
        <draw:custom-shape draw:style-name="gr1" draw:text-style-name="P3" draw:layer="layout" svg:width="22.013cm" svg:height="20.198cm" svg:x="1.905cm" svg:y="4.868cm">
          <text:list text:style-name="L1">
            <text:list-item>
              <text:p text:style-name="P1"><text:span text:style-name="T1">You set up expiration policy on NNTP for 7days or when it reaches 500MB for all notes, when does it expire?</text:span></text:p>
            </text:list-item>
          </text:list>
          <text:list text:style-name="L1">
            <text:list-item>
              <text:p text:style-name="P1"><text:span text:style-name="T1"/></text:p>
            </text:list-item>
          </text:list>
          <text:list text:style-name="L1">
            <text:list-item>
              <text:p text:style-name="P1"><text:span text:style-name="T1">A. If file exceeds the particular size, the oldest documents delete regardless of age. </text:span></text:p>
            </text:list-item>
          </text:list>
          <text:list text:style-name="L1">
            <text:list-item>
              <text:p text:style-name="P1"><text:span text:style-name="T1"/></text:p>
            </text:list-item>
          </text:list>
          <text:list text:style-name="L1">
            <text:list-item>
              <text:p text:style-name="P1"><text:span text:style-name="T1">B. If a document hits 7 days, it deletes regardless of size.</text:span></text:p>
            </text:list-item>
          </text:list>
          <text:list text:style-name="L1">
            <text:list-item>
              <text:p text:style-name="P1"><text:span text:style-name="T1"/></text:p>
            </text:list-item>
          </text:list>
          <text:list text:style-name="L2">
            <text:list-item>
              <text:p text:style-name="P9"><text:span text:style-name="T5">发生在大女子主义村子里，有</text:span><text:span text:style-name="T5">50 </text:span><text:span text:style-name="T5">对夫妇</text:span></text:p>
            </text:list-item>
          </text:list>
          <text:list text:style-name="L2">
            <text:list-item>
              <text:p text:style-name="P10"><text:span text:style-name="T5">每个女人在别人的丈夫对妻子不忠实时会立即知道，但从来不知道自己的丈夫如何。</text:span></text:p>
            </text:list-item>
          </text:list>
          <text:list text:style-name="L2">
            <text:list-item>
              <text:p text:style-name="P10"><text:span text:style-name="T5">该村严格的大女子主义章程要求，如果一个女人能够证明她的丈夫不忠实，她必须在当天杀死他。</text:span></text:p>
            </text:list-item>
          </text:list>
          <text:list text:style-name="L2">
            <text:list-item>
              <text:p text:style-name="P10"><text:span text:style-name="T5">又假定女人们是赞同这一章程的、聪明的、能意识到别的妇女的聪明、并且很仁慈，即她们从不向那些丈夫不忠实的妇女通风报信。</text:span></text:p>
            </text:list-item>
          </text:list>
          <text:list text:style-name="L2">
            <text:list-item>
              <text:p text:style-name="P10"><text:span text:style-name="T5">假定发生了这样的事：所有这</text:span><text:span text:style-name="T5">50</text:span><text:span text:style-name="T5">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10"><text:span text:style-name="T6">问：这个村子里多少男人会遭受面顶之灾</text:span><text:span text:style-name="T6">?</text:span></text:p>
            </text:list-item>
          </text:list>
          <text:list text:style-name="L1">
            <text:list-item>
              <text:p text:style-name="P6"><text:span text:style-name="T6"/></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36"/>
          <draw:frame presentation:style-name="pr1" draw:text-style-name="P4" draw:layer="layout" svg:width="13.966cm" svg:height="11.428cm" svg:x="2.54cm" svg:y="12.065cm" presentation:class="notes" presentation:placeholder="true">
            <draw:text-box/>
          </draw:frame>
        </presentation:notes>
      </draw:page>
      <draw:page draw:name="page37" draw:style-name="dp1" draw:master-page-name="Default">
        <draw:custom-shape draw:style-name="gr1" draw:text-style-name="P3" draw:layer="layout" svg:width="21.167cm" svg:height="16.921cm" svg:x="2.54cm" svg:y="5.08cm">
          <text:p text:style-name="P7"><text:span text:style-name="T1">电源过渡状态： <text:s text:c="7"/>上电复位与欠压复位</text:span></text:p>
          <text:p text:style-name="P7"><text:span text:style-name="T13">防止程序运行失常：监视定时器</text:span><text:span text:style-name="T13">(Watch Dog Timer)</text:span></text:p>
          <text:p text:style-name="P7"><text:span text:style-name="T1">数据保护： <text:s text:c="15"/>非易失性</text:span><text:span text:style-name="T1">RAM</text:span></text:p>
          <text:p text:style-name="P7"><text:span text:style-name="T13">复位时序： <text:s text:c="15"/>外围先复位，</text:span></text:p>
          <text:p text:style-name="P7"><text:span text:style-name="T13"><text:s text:c="36"/></text:span><text:span text:style-name="T13">延时后进入外围器件的初始化</text:span></text:p>
          <text:p text:style-name="P8"><text:span text:style-name="T1">What is the easiest way to find how many 32K objects have HTML extensions? </text:span></text:p>
          <text:p text:style-name="P8"><text:span text:style-name="T1"/></text:p>
          <text:p text:style-name="P8"><text:span text:style-name="T1">A. Import a log file to an excel spread sheet</text:span></text:p>
          <text:p text:style-name="P8"><text:span text:style-name="T1">B. Site Server *</text:span></text:p>
          <text:p text:style-name="P8"><text:span text:style-name="T1">C. Use NT Explorer to search the web site DIR</text:span></text:p>
          <text:p text:style-name="P8"><text:span text:style-name="T1">D. Use FTP</text:span></text:p>
          <text:p text:style-name="P8"><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7"/>
          <draw:frame presentation:style-name="pr1" draw:text-style-name="P4" draw:layer="layout" svg:width="13.966cm" svg:height="11.428cm" svg:x="2.54cm" svg:y="12.065cm" presentation:class="notes" presentation:placeholder="true">
            <draw:text-box/>
          </draw:frame>
        </presentation:notes>
      </draw:page>
      <draw:page draw:name="page38" draw:style-name="dp1" draw:master-page-name="Default">
        <draw:custom-shape draw:style-name="gr1" draw:text-style-name="P3" draw:layer="layout" svg:width="20.955cm" svg:height="11.437cm" svg:x="2.54cm" svg:y="4.445cm">
          <text:p text:style-name="P1"><text:span text:style-name="T1">You want to get the most performance out of your IIS server. What is the best way to secure sensitive directories? </text:span></text:p>
          <text:p text:style-name="P1"><text:span text:style-name="T1"/></text:p>
          <text:p text:style-name="P1"><text:span text:style-name="T1">A. enable SSL only when required</text:span></text:p>
          <text:p text:style-name="P1"><text:span text:style-name="T1"/></text:p>
          <text:p text:style-name="P1"><text:span text:style-name="T1">B. Enable SSL all the time </text:span></text:p>
          <text:p text:style-name="P1"><text:span text:style-name="T1"/></text:p>
          <text:p text:style-name="P1"><text:span text:style-name="T1">C. use the client certificate </text:span></text:p>
          <text:p text:style-name="P1"><text:span text:style-name="T1"/></text:p>
          <text:p text:style-name="P1"><text:span text:style-name="T1">D. move SSL directories to a separate PC</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8"/>
          <draw:frame presentation:style-name="pr1" draw:text-style-name="P4" draw:layer="layout" svg:width="13.966cm" svg:height="11.428cm" svg:x="2.54cm" svg:y="12.065cm" presentation:class="notes" presentation:placeholder="true">
            <draw:text-box/>
          </draw:frame>
        </presentation:notes>
      </draw:page>
      <draw:page draw:name="page39" draw:style-name="dp1" draw:master-page-name="Default">
        <draw:custom-shape draw:style-name="gr1" draw:text-style-name="P3" draw:layer="layout" svg:width="21.167cm" svg:height="14.485cm" svg:x="2.54cm" svg:y="4.868cm">
          <text:list text:style-name="L4">
            <text:list-item>
              <text:list>
                <text:list-item>
                  <text:p text:style-name="P11"><text:span text:style-name="T7">虚拟存储器</text:span><text:span text:style-name="T8">是程序可以占有的空间，它的大小由</text:span><text:span text:style-name="T8">CPU</text:span><text:span text:style-name="T8">的体系结构确定，实际上这个空间是由磁盘等外部存储器的支持来实现</text:span><text:span text:style-name="T7">80386</text:span><text:span text:style-name="T7">的虚拟存储器空间为</text:span></text:p>
                </text:list-item>
              </text:list>
            </text:list-item>
          </text:list>
          <text:list text:style-name="L1">
            <text:list-item>
              <text:list>
                <text:list-item>
                  <text:p text:style-name="P11"><text:span text:style-name="T8"><text:s text:c="18"/></text:span></text:p>
                </text:list-item>
              </text:list>
            </text:list-item>
          </text:list>
          <text:list text:style-name="L1">
            <text:list-item>
              <text:p text:style-name="P12"><text:span text:style-name="T1">You set up a web site on your intranet. Clients use different browsers. When some clients try to access pages they receive an error message like "Error 401.2,Browser does not support required encryption method..." ,which is the most probably reason? </text:span></text:p>
            </text:list-item>
          </text:list>
          <text:list text:style-name="L1">
            <text:list-item>
              <text:p text:style-name="P12"><text:span text:style-name="T1"/></text:p>
            </text:list-item>
          </text:list>
          <text:list text:style-name="L1">
            <text:list-item>
              <text:p text:style-name="P12"><text:span text:style-name="T1">A.Browser does not support SSL </text:span></text:p>
            </text:list-item>
          </text:list>
          <text:list text:style-name="L1">
            <text:list-item>
              <text:p text:style-name="P12"><text:span text:style-name="T1"/></text:p>
            </text:list-item>
          </text:list>
          <text:list text:style-name="L1">
            <text:list-item>
              <text:p text:style-name="P12"><text:span text:style-name="T1">B.Site using NT Challenge/Response authentication method </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39"/>
          <draw:frame presentation:style-name="pr1" draw:text-style-name="P4" draw:layer="layout" svg:width="13.966cm" svg:height="11.428cm" svg:x="2.54cm" svg:y="12.065cm" presentation:class="notes" presentation:placeholder="true">
            <draw:text-box/>
          </draw:frame>
        </presentation:notes>
      </draw:page>
      <draw:page draw:name="page40" draw:style-name="dp1" draw:master-page-name="Default">
        <draw:custom-shape draw:style-name="gr1" draw:text-style-name="P3" draw:layer="layout" svg:width="20.743cm" svg:height="19.969cm" svg:x="2.752cm" svg:y="1.905cm">
          <text:p text:style-name="P7"><text:span text:style-name="T1">电源过渡状态： <text:s text:c="7"/>上电复位与欠压复位</text:span></text:p>
          <text:p text:style-name="P7"><text:span text:style-name="T13">防止程序运行失常：监视定时器</text:span><text:span text:style-name="T13">(Watch Dog Timer)</text:span></text:p>
          <text:p text:style-name="P7"><text:span text:style-name="T1">数据保护： <text:s text:c="15"/>非易失性</text:span><text:span text:style-name="T1">RAM</text:span></text:p>
          <text:p text:style-name="P7"><text:span text:style-name="T13">复位时序： <text:s text:c="15"/>外围先复位，</text:span></text:p>
          <text:p text:style-name="P7"><text:span text:style-name="T13"><text:s text:c="36"/></text:span><text:span text:style-name="T13">延时后进入外围器件的初始化</text:span></text:p>
          <text:p text:style-name="P8"><text:span text:style-name="T1">You want to download a copy of your web site to your laptop computer. You want to include only the files that are on the directory structure and that are currently referred by a NT HTML file on your web site. What do you do?</text:span></text:p>
          <text:p text:style-name="P8"><text:span text:style-name="T1"/></text:p>
          <text:p text:style-name="P8"><text:span text:style-name="T1">A. Copy the files using the MS site Server Express mapping the URL </text:span></text:p>
          <text:p text:style-name="P8"><text:span text:style-name="T1">B. Copy the files using the FTP Service</text:span></text:p>
          <text:p text:style-name="P8"><text:span text:style-name="T1">C. Copy the files using the MS Site Express mapping the file system</text:span></text:p>
          <text:p text:style-name="P8"><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0"/>
          <draw:frame presentation:style-name="pr1" draw:text-style-name="P4" draw:layer="layout" svg:width="13.966cm" svg:height="11.428cm" svg:x="2.54cm" svg:y="12.065cm" presentation:class="notes" presentation:placeholder="true">
            <draw:text-box/>
          </draw:frame>
        </presentation:notes>
      </draw:page>
      <draw:page draw:name="page41" draw:style-name="dp1" draw:master-page-name="Default">
        <draw:custom-shape draw:style-name="gr1" draw:text-style-name="P3" draw:layer="layout" svg:width="19.685cm" svg:height="7.373cm" svg:x="2.54cm" svg:y="5.08cm">
          <text:p text:style-name="P1"><text:span text:style-name="T1">You have 500 MB Corpus. how much free disk space does index server require to index? </text:span></text:p>
          <text:p text:style-name="P1"><text:span text:style-name="T1"/></text:p>
          <text:p text:style-name="P1"><text:span text:style-name="T1">A. 200 MB </text:span></text:p>
          <text:p text:style-name="P1"><text:span text:style-name="T1">B. 400MB</text:span></text:p>
          <text:p text:style-name="P1"><text:span text:style-name="T1">C. 500MB</text:span></text:p>
          <text:p text:style-name="P1"><text:span text:style-name="T1">D. 1000MB</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1"/>
          <draw:frame presentation:style-name="pr1" draw:text-style-name="P4" draw:layer="layout" svg:width="13.966cm" svg:height="11.428cm" svg:x="2.54cm" svg:y="12.065cm" presentation:class="notes" presentation:placeholder="true">
            <draw:text-box/>
          </draw:frame>
        </presentation:notes>
      </draw:page>
      <draw:page draw:name="page42" draw:style-name="dp1" draw:master-page-name="Default">
        <draw:custom-shape draw:style-name="gr1" draw:text-style-name="P3" draw:layer="layout" svg:width="21.59cm" svg:height="10.421cm" svg:x="2.54cm" svg:y="4.657cm">
          <text:p text:style-name="P1"><text:span text:style-name="T1">What should you do so that users can run both the ISAPI applications and the CGI scripts?</text:span></text:p>
          <text:p text:style-name="P1"><text:span text:style-name="T1"/></text:p>
          <text:p text:style-name="P1"><text:span text:style-name="T1">A. stop and start the WWW service</text:span></text:p>
          <text:p text:style-name="P1"><text:span text:style-name="T1">B. stop and start the MMC</text:span></text:p>
          <text:p text:style-name="P1"><text:span text:style-name="T1">C. In ISM, assign Read access permissions for the Scripts virtual directory</text:span></text:p>
          <text:p text:style-name="P1"><text:span text:style-name="T1">D. In ISM, assign Execute permissions for the wwwroot directory</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2"/>
          <draw:frame presentation:style-name="pr1" draw:text-style-name="P4" draw:layer="layout" svg:width="13.966cm" svg:height="11.428cm" svg:x="2.54cm" svg:y="12.065cm" presentation:class="notes" presentation:placeholder="true">
            <draw:text-box/>
          </draw:frame>
        </presentation:notes>
      </draw:page>
      <draw:page draw:name="page43" draw:style-name="dp1" draw:master-page-name="Default">
        <draw:custom-shape draw:style-name="gr1" draw:text-style-name="P3" draw:layer="layout" svg:width="21.166cm" svg:height="10.421cm" svg:x="2.752cm" svg:y="4.868cm">
          <text:p text:style-name="P1"><text:span text:style-name="T1">you have virtual directories on 4 server. you need a summary of images. <text:s/>What do you use?</text:span></text:p>
          <text:p text:style-name="P1"><text:span text:style-name="T1"/></text:p>
          <text:p text:style-name="P1"><text:span text:style-name="T1">A. Index server</text:span></text:p>
          <text:p text:style-name="P1"><text:span text:style-name="T1"/></text:p>
          <text:p text:style-name="P1"><text:span text:style-name="T1">B. ISM</text:span></text:p>
          <text:p text:style-name="P1"><text:span text:style-name="T1"/></text:p>
          <text:p text:style-name="P1"><text:span text:style-name="T1">C. NT Explorer</text:span></text:p>
          <text:p text:style-name="P1"><text:span text:style-name="T1"/></text:p>
          <text:p text:style-name="P1"><text:span text:style-name="T1">D. Site Server Express Content Analyzer</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3"/>
          <draw:frame presentation:style-name="pr1" draw:text-style-name="P4" draw:layer="layout" svg:width="13.966cm" svg:height="11.428cm" svg:x="2.54cm" svg:y="12.065cm" presentation:class="notes" presentation:placeholder="true">
            <draw:text-box/>
          </draw:frame>
        </presentation:notes>
      </draw:page>
      <draw:page draw:name="page44" draw:style-name="dp3" draw:master-page-name="Default">
        <draw:custom-shape draw:style-name="gr1" draw:text-style-name="P3" draw:layer="layout" svg:width="23.103cm" svg:height="25.618cm" svg:x="2.566cm" svg:y="-1.923cm">
          <text:list text:style-name="L1">
            <text:list-item>
              <text:p text:style-name="P1"><text:span text:style-name="T2">If you secure the access to a web page using SSL how must you change the URL in order to access the secured page? </text:span></text:p>
            </text:list-item>
          </text:list>
          <text:list text:style-name="L1">
            <text:list-item>
              <text:p text:style-name="P1"><text:span text:style-name="T2"/></text:p>
            </text:list-item>
          </text:list>
          <text:list text:style-name="L1">
            <text:list-item>
              <text:p text:style-name="P1"><text:span text:style-name="T2">A. https:// </text:span></text:p>
            </text:list-item>
          </text:list>
          <text:list text:style-name="L1">
            <text:list-item>
              <text:p text:style-name="P1"><text:span text:style-name="T2"/></text:p>
            </text:list-item>
          </text:list>
          <text:list text:style-name="L1">
            <text:list-item>
              <text:p text:style-name="P1"><text:span text:style-name="T2">B. httpssl:// </text:span></text:p>
            </text:list-item>
          </text:list>
          <text:list text:style-name="L1">
            <text:list-item>
              <text:p text:style-name="P1"><text:span text:style-name="T2"/></text:p>
            </text:list-item>
          </text:list>
          <text:list text:style-name="L1">
            <text:list-item>
              <text:p text:style-name="P1"><text:span text:style-name="T2">C. http://</text:span></text:p>
            </text:list-item>
          </text:list>
          <text:list text:style-name="L2">
            <text:list-item>
              <text:p text:style-name="P5"><text:span text:style-name="T3">一个大院子里住了</text:span><text:span text:style-name="T3">50</text:span><text:span text:style-name="T3">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3">49</text:span><text:span text:style-name="T3">家的狗是不是生病，单独看自己的狗是看不出来的）</text:span><text:span text:style-name="T3"><text:line-break/></text:span><text:span text:style-name="T3">第一天没有枪声，第二天还是没有枪声，第三天传出一阵枪声，问有多少条狗被枪杀。</text:span><text:span text:style-name="T2"> </text:span></text:p>
            </text:list-item>
          </text:list>
          <text:list text:style-name="L1">
            <text:list-item>
              <text:p text:style-name="P6"><text:span text:style-name="T2"/></text:p>
            </text:list-item>
          </text:list>
          <text:list text:style-name="L1">
            <text:list-item>
              <text:p text:style-name="P6"><text:span text:style-name="T2"/></text:p>
            </text:list-item>
          </text:list>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4"/>
          <draw:frame presentation:style-name="pr1" draw:text-style-name="P4" draw:layer="layout" svg:width="13.966cm" svg:height="11.428cm" svg:x="2.54cm" svg:y="12.065cm" presentation:class="notes" presentation:placeholder="true">
            <draw:text-box/>
          </draw:frame>
        </presentation:notes>
      </draw:page>
      <draw:page draw:name="page45" draw:style-name="dp3" draw:master-page-name="Default">
        <draw:custom-shape draw:style-name="gr1" draw:text-style-name="P3" draw:layer="layout" svg:width="23.799cm" svg:height="11.691cm" svg:x="2.099cm" svg:y="5.133cm">
          <text:p text:style-name="P1"><text:span text:style-name="T2">Susan logs onto a sensitive web site and it is set up to use Basic Authentication. What is Encrypted? </text:span></text:p>
          <text:p text:style-name="P1"><text:span text:style-name="T2"/></text:p>
          <text:p text:style-name="P1"><text:span text:style-name="T2">A. Password and Data are encrypted </text:span></text:p>
          <text:p text:style-name="P1"><text:span text:style-name="T2"/></text:p>
          <text:p text:style-name="P1"><text:span text:style-name="T2">B. Password is encrypted, Data isn't </text:span></text:p>
          <text:p text:style-name="P1"><text:span text:style-name="T2"/></text:p>
          <text:p text:style-name="P1"><text:span text:style-name="T2">C. Data is encrypted, Password isn't </text:span></text:p>
          <text:p text:style-name="P1"><text:span text:style-name="T2"/></text:p>
          <text:p text:style-name="P1"><text:span text:style-name="T2">D. Neither Password Nor data</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5"/>
          <draw:frame presentation:style-name="pr1" draw:text-style-name="P4" draw:layer="layout" svg:width="13.966cm" svg:height="11.428cm" svg:x="2.54cm" svg:y="12.065cm" presentation:class="notes" presentation:placeholder="true">
            <draw:text-box/>
          </draw:frame>
        </presentation:notes>
      </draw:page>
      <draw:page draw:name="page46" draw:style-name="dp3" draw:master-page-name="Default">
        <draw:custom-shape draw:style-name="gr1" draw:text-style-name="P3" draw:layer="layout" svg:width="24.033cm" svg:height="7.119cm" svg:x="2.333cm" svg:y="5.6cm">
          <text:p text:style-name="P1"><text:span text:style-name="T2">You setup a FTP site and setup a virtual directory and set the listing to UNIX. Afterwards not all users can access it. why?</text:span></text:p>
          <text:p text:style-name="P1"><text:span text:style-name="T2"><text:s/></text:span></text:p>
          <text:p text:style-name="P1"><text:span text:style-name="T2">A. Assign NTFS rights</text:span></text:p>
          <text:p text:style-name="P1"><text:span text:style-name="T2"/></text:p>
          <text:p text:style-name="P1"><text:span text:style-name="T2">B. Set listing style to MS-DOS</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6"/>
          <draw:frame presentation:style-name="pr1" draw:text-style-name="P4" draw:layer="layout" svg:width="13.966cm" svg:height="11.428cm" svg:x="2.54cm" svg:y="12.065cm" presentation:class="notes" presentation:placeholder="true">
            <draw:text-box/>
          </draw:frame>
        </presentation:notes>
      </draw:page>
      <draw:page draw:name="page47" draw:style-name="dp3" draw:master-page-name="Default">
        <draw:custom-shape draw:style-name="gr1" draw:text-style-name="P3" draw:layer="layout" svg:width="24.267cm" svg:height="17.862cm" svg:x="2.566cm" svg:y="3.466cm">
          <text:p text:style-name="P7"><text:span text:style-name="T2">电源过渡状态： <text:s text:c="7"/>上电复位与欠压复位</text:span></text:p>
          <text:p text:style-name="P7"><text:span text:style-name="T4">防止程序运行失常：监视定时器</text:span><text:span text:style-name="T4">(Watch Dog Timer)</text:span></text:p>
          <text:p text:style-name="P7"><text:span text:style-name="T2">数据保护： <text:s text:c="15"/>非易失性</text:span><text:span text:style-name="T2">RAM</text:span></text:p>
          <text:p text:style-name="P7"><text:span text:style-name="T4">复位时序： <text:s text:c="15"/>外围先复位，</text:span></text:p>
          <text:p text:style-name="P7"><text:span text:style-name="T4"><text:s text:c="36"/></text:span><text:span text:style-name="T4">延时后进入外围器件的初始化</text:span></text:p>
          <text:p text:style-name="P8"><text:span text:style-name="T2">Your Domain name is currently set to one of you subsidiaries, How do you get SMTP mail to appear it is coming from your real companies domain? </text:span></text:p>
          <text:p text:style-name="P8"><text:span text:style-name="T2"/></text:p>
          <text:p text:style-name="P8"><text:span text:style-name="T2">A. Masquerade domain * </text:span></text:p>
          <text:p text:style-name="P8"><text:span text:style-name="T2">B. Smart host header </text:span></text:p>
          <text:p text:style-name="P8"><text:span text:style-name="T2">C. Domain name change</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7"/>
          <draw:frame presentation:style-name="pr1" draw:text-style-name="P4" draw:layer="layout" svg:width="13.966cm" svg:height="11.428cm" svg:x="2.54cm" svg:y="12.065cm" presentation:class="notes" presentation:placeholder="true">
            <draw:text-box/>
          </draw:frame>
        </presentation:notes>
      </draw:page>
      <draw:page draw:name="page48" draw:style-name="dp3" draw:master-page-name="Default">
        <draw:custom-shape draw:style-name="gr1" draw:text-style-name="P3" draw:layer="layout" svg:width="24.267cm" svg:height="20.452cm" svg:x="2.099cm" svg:y="-1.266cm">
          <text:list text:style-name="L1">
            <text:list-item>
              <text:p text:style-name="P1"><text:span text:style-name="T2">You set up expiration policy on NNTP for 7days or when it reaches 500MB for all notes, when does it expire?</text:span></text:p>
            </text:list-item>
          </text:list>
          <text:list text:style-name="L1">
            <text:list-item>
              <text:p text:style-name="P1"><text:span text:style-name="T2"/></text:p>
            </text:list-item>
          </text:list>
          <text:list text:style-name="L1">
            <text:list-item>
              <text:p text:style-name="P1"><text:span text:style-name="T2">A. If file exceeds the particular size, the oldest documents delete regardless of age. </text:span></text:p>
            </text:list-item>
          </text:list>
          <text:list text:style-name="L1">
            <text:list-item>
              <text:p text:style-name="P1"><text:span text:style-name="T2"/></text:p>
            </text:list-item>
          </text:list>
          <text:list text:style-name="L1">
            <text:list-item>
              <text:p text:style-name="P1"><text:span text:style-name="T2">B. If a document hits 7 days, it deletes regardless of size.</text:span></text:p>
            </text:list-item>
          </text:list>
          <text:list text:style-name="L1">
            <text:list-item>
              <text:p text:style-name="P1"><text:span text:style-name="T2"/></text:p>
            </text:list-item>
          </text:list>
          <text:list text:style-name="L2">
            <text:list-item>
              <text:p text:style-name="P9"><text:span text:style-name="T5">发生在大女子主义村子里，有</text:span><text:span text:style-name="T5">50 </text:span><text:span text:style-name="T5">对夫妇</text:span></text:p>
            </text:list-item>
          </text:list>
          <text:list text:style-name="L2">
            <text:list-item>
              <text:p text:style-name="P10"><text:span text:style-name="T5">每个女人在别人的丈夫对妻子不忠实时会立即知道，但从来不知道自己的丈夫如何。</text:span></text:p>
            </text:list-item>
          </text:list>
          <text:list text:style-name="L2">
            <text:list-item>
              <text:p text:style-name="P10"><text:span text:style-name="T5">该村严格的大女子主义章程要求，如果一个女人能够证明她的丈夫不忠实，她必须在当天杀死他。</text:span></text:p>
            </text:list-item>
          </text:list>
          <text:list text:style-name="L2">
            <text:list-item>
              <text:p text:style-name="P10"><text:span text:style-name="T5">又假定女人们是赞同这一章程的、聪明的、能意识到别的妇女的聪明、并且很仁慈，即她们从不向那些丈夫不忠实的妇女通风报信。</text:span></text:p>
            </text:list-item>
          </text:list>
          <text:list text:style-name="L2">
            <text:list-item>
              <text:p text:style-name="P10"><text:span text:style-name="T5">假定发生了这样的事：所有这</text:span><text:span text:style-name="T5">50</text:span><text:span text:style-name="T5">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10"><text:span text:style-name="T6">问：这个村子里多少男人会遭受面顶之灾</text:span><text:span text:style-name="T6">?</text:span></text:p>
            </text:list-item>
          </text:list>
          <text:list text:style-name="L1">
            <text:list-item>
              <text:p text:style-name="P6"><text:span text:style-name="T6"/></text:p>
            </text:list-item>
          </text:list>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8"/>
          <draw:frame presentation:style-name="pr1" draw:text-style-name="P4" draw:layer="layout" svg:width="13.966cm" svg:height="11.428cm" svg:x="2.54cm" svg:y="12.065cm" presentation:class="notes" presentation:placeholder="true">
            <draw:text-box/>
          </draw:frame>
        </presentation:notes>
      </draw:page>
      <draw:page draw:name="page49" draw:style-name="dp3" draw:master-page-name="Default">
        <draw:custom-shape draw:style-name="gr1" draw:text-style-name="P3" draw:layer="layout" svg:width="23.336cm" svg:height="19.005cm" svg:x="2.8cm" svg:y="2.346cm">
          <text:p text:style-name="P7"><text:span text:style-name="T2">电源过渡状态： <text:s text:c="7"/>上电复位与欠压复位</text:span></text:p>
          <text:p text:style-name="P7"><text:span text:style-name="T4">防止程序运行失常：监视定时器</text:span><text:span text:style-name="T4">(Watch Dog Timer)</text:span></text:p>
          <text:p text:style-name="P7"><text:span text:style-name="T2">数据保护： <text:s text:c="15"/>非易失性</text:span><text:span text:style-name="T2">RAM</text:span></text:p>
          <text:p text:style-name="P7"><text:span text:style-name="T4">复位时序： <text:s text:c="15"/>外围先复位，</text:span></text:p>
          <text:p text:style-name="P7"><text:span text:style-name="T4"><text:s text:c="36"/></text:span><text:span text:style-name="T4">延时后进入外围器件的初始化</text:span></text:p>
          <text:p text:style-name="P8"><text:span text:style-name="T2">What is the easiest way to find how many 32K objects have HTML extensions? </text:span></text:p>
          <text:p text:style-name="P8"><text:span text:style-name="T2"/></text:p>
          <text:p text:style-name="P8"><text:span text:style-name="T2">A. Import a log file to an excel spread sheet</text:span></text:p>
          <text:p text:style-name="P8"><text:span text:style-name="T2">B. Site Server *</text:span></text:p>
          <text:p text:style-name="P8"><text:span text:style-name="T2">C. Use NT Explorer to search the web site DIR</text:span></text:p>
          <text:p text:style-name="P8"><text:span text:style-name="T2">D. Use FTP</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9"/>
          <draw:frame presentation:style-name="pr1" draw:text-style-name="P4" draw:layer="layout" svg:width="13.966cm" svg:height="11.428cm" svg:x="2.54cm" svg:y="12.065cm" presentation:class="notes" presentation:placeholder="true">
            <draw:text-box/>
          </draw:frame>
        </presentation:notes>
      </draw:page>
      <draw:page draw:name="page50" draw:style-name="dp3" draw:master-page-name="Default">
        <draw:custom-shape draw:style-name="gr1" draw:text-style-name="P3" draw:layer="layout" svg:width="23.103cm" svg:height="13.977cm" svg:x="2.8cm" svg:y="4.899cm">
          <text:p text:style-name="P1"><text:span text:style-name="T2">You want to get the most performance out of your IIS server. What is the best way to secure sensitive directories? </text:span></text:p>
          <text:p text:style-name="P1"><text:span text:style-name="T2"/></text:p>
          <text:p text:style-name="P1"><text:span text:style-name="T2">A. enable SSL only when required</text:span></text:p>
          <text:p text:style-name="P1"><text:span text:style-name="T2"/></text:p>
          <text:p text:style-name="P1"><text:span text:style-name="T2">B. Enable SSL all the time </text:span></text:p>
          <text:p text:style-name="P1"><text:span text:style-name="T2"/></text:p>
          <text:p text:style-name="P1"><text:span text:style-name="T2">C. use the client certificate </text:span></text:p>
          <text:p text:style-name="P1"><text:span text:style-name="T2"/></text:p>
          <text:p text:style-name="P1"><text:span text:style-name="T2">D. move SSL directories to a separate PC</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50"/>
          <draw:frame presentation:style-name="pr1" draw:text-style-name="P4" draw:layer="layout" svg:width="13.966cm" svg:height="11.428cm" svg:x="2.54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style-asian="normal" style:font-weight-asian="normal" style:font-family-complex="宋体"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Narrow'" style:font-family-generic="swiss" style:font-pitch="variable" fo:color="#3333cc" fo:font-size="100%"/>
          </text:list-level-style-bullet>
        </text:list-style>
      </style:graphic-properties>
      <style:paragraph-properties fo:margin-left="0cm" fo:margin-right="0cm" fo:margin-top="0cm" fo:margin-bottom="0cm" fo:line-height="97%" fo:text-align="start"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cc" style:text-outline="false" style:text-line-through-style="none" style:text-position="0% 100%" fo:font-family="'Arial Narrow'" style:font-family-generic="swiss" style:font-pitch="variable" fo:font-size="36pt" fo:font-style="normal" fo:text-shadow="none" style:text-underline-style="none" fo:font-weight="bold" style:font-family-asian="宋体" style:font-pitch-asian="variable" style:font-size-asian="36pt" style:font-style-asian="normal" style:font-weight-asian="normal" style:font-family-complex="宋体"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95%" fo:text-align="center" text:enable-numbering="false"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48cm" fo:margin-right="0cm" fo:margin-top="0.282cm" fo:margin-bottom="0cm" fo:line-height="95%" fo:text-align="start" text:enable-numbering="true" fo:text-indent="0cm" style:punctuation-wrap="hanging" style:line-break="strict"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95%" fo:text-align="start" text:enable-numbering="true" fo:text-indent="0cm" style:punctuation-wrap="hanging" style:line-break="strict" style:writing-mode="lr-tb">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宋体" style:font-pitch-asian="variable" style:font-size-asian="28pt" style:font-family-complex="宋体"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95%" fo:text-align="start" text:enable-numbering="true"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left"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right" draw:textarea-vertical-align="bottom" draw:auto-grow-height="false" draw:auto-grow-width="false" fo:min-height="1.268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style:writing-mode="lr-tb"/>
    </style:style>
    <style:style style:name="P5" style:family="paragraph">
      <style:paragraph-properties fo:margin-left="0cm" fo:margin-right="0cm" fo:line-height="100%" text:enable-numbering="false" fo:text-indent="0cm" style:punctuation-wrap="hanging" style:line-break="strict"/>
    </style:style>
    <style:style style:name="P6" style:family="paragraph">
      <style:paragraph-properties fo:margin-left="0cm" fo:margin-right="0cm" fo:line-height="100%" text:enable-numbering="false" fo:text-indent="0cm" style:punctuation-wrap="hanging" style:line-break="strict" style:writing-mode="lr-tb"/>
    </style:style>
    <style:style style:name="P7" style:family="paragraph">
      <style:paragraph-properties fo:margin-left="0cm" fo:margin-right="0cm" fo:line-height="100%" fo:text-align="end" text:enable-numbering="false" fo:text-indent="0cm" style:punctuation-wrap="hanging" style:line-break="strict"/>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T1"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outline1" draw:layer="backgroundobjects" svg:width="21.586cm" svg:height="11.427cm" svg:x="1.905cm" svg:y="5.503cm" presentation:class="outline" presentation:placeholder="true">
        <draw:text-box/>
      </draw:frame>
      <draw:frame presentation:style-name="Default-title" draw:layer="backgroundobjects" svg:width="22.856cm" svg:height="3.176cm" svg:x="1.27cm" svg:y="0.757cm" presentation:class="title" presentation:placeholder="true">
        <draw:text-box/>
      </draw:frame>
      <presentation:notes style:page-layout-name="PM0">
        <draw:rect draw:style-name="gr3" draw:text-style-name="P3" draw:layer="backgroundobjects" svg:width="19.05cm" svg:height="25.4cm" svg:x="0cm" svg:y="0cm">
          <text:p/>
        </draw:rect>
        <draw:custom-shape draw:style-name="gr4" draw:text-style-name="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6" draw:layer="backgroundobjects" svg:width="8.251cm" svg:height="1.267cm" svg:x="-0.001cm" svg:y="0cm" presentation:class="header">
          <draw:text-box>
            <text:p text:style-name="P5"><text:span text:style-name="T1"><presentation:header/></text:span></text:p>
          </draw:text-box>
        </draw:frame>
        <draw:frame presentation:style-name="pr2" draw:text-style-name="P8" draw:layer="backgroundobjects" svg:width="8.251cm" svg:height="1.267cm" svg:x="10.794cm" svg:y="0cm" presentation:class="date-time">
          <draw:text-box>
            <text:p text:style-name="P7"><text:span text:style-name="T1"><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pr3" draw:text-style-name="P6" draw:layer="backgroundobjects" svg:width="8.251cm" svg:height="1.267cm" svg:x="-0.001cm" svg:y="24.129cm" presentation:class="footer">
          <draw:text-box>
            <text:p text:style-name="P5"><text:span text:style-name="T1"><presentation:footer/></text:span></text:p>
          </draw:text-box>
        </draw:frame>
        <draw:frame presentation:style-name="pr4" draw:text-style-name="P8" draw:layer="backgroundobjects" svg:width="8.251cm" svg:height="1.267cm" svg:x="10.794cm" svg:y="24.129cm" presentation:class="page-number">
          <draw:text-box>
            <text:p text:style-name="P7"><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没有幻灯片标题</dc:title>
    <meta:initial-creator>jingyu</meta:initial-creator>
    <meta:creation-date>2006-11-28T18:45:47</meta:creation-date>
    <dc:creator>jcl</dc:creator>
    <dc:date>2006-11-28T18:45:47</dc:date>
    <meta:print-date>2006-11-28T18:45:47</meta:print-date>
    <dc:language>en-US</dc:language>
    <meta:editing-cycles>1</meta:editing-cycles>
    <meta:editing-duration>PT0S</meta:editing-duration>
    <meta:user-defined meta:name="Info 1"/>
    <meta:user-defined meta:name="Info 2"/>
    <meta:user-defined meta:name="Info 3"/>
    <meta:user-defined meta:name="Info 4"/>
    <meta:document-statistic meta:object-count="170"/>
  </office:meta>
</office:document-meta>
</file>